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4.501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3.304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ans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Liberation Sans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"/>
        <table:table-column table:style-name="co7" table:default-cell-style-name="ce6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" office:value-type="string" calcext:value-type="string">
            <text:p>Table</text:p>
          </table:table-cell>
          <table:table-cell table:style-name="ce8" office:value-type="string" calcext:value-type="string">
            <text:p>Orde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Decimal</text:p>
          </table:table-cell>
          <table:table-cell table:style-name="ce8" office:value-type="string" calcext:value-type="string">
            <text:p>Index</text:p>
          </table:table-cell>
          <table:table-cell table:style-name="ce11" office:value-type="string" calcext:value-type="string">
            <text:p>Create table</text:p>
          </table:table-cell>
          <table:table-cell table:style-name="ce8" office:value-type="string" calcext:value-type="string">
            <text:p>Class name</text:p>
          </table:table-cell>
          <table:table-cell table:style-name="ce4" office:value-type="string" calcext:value-type="string">
            <text:p>English name</text:p>
          </table:table-cell>
          <table:table-cell table:style-name="ce4" office:value-type="string" calcext:value-type="string">
            <text:p>Property name</text:p>
          </table:table-cell>
          <table:table-cell table:style-name="ce8" office:value-type="string" calcext:value-type="string">
            <text:p>Default value</text:p>
          </table:table-cell>
          <table:table-cell table:style-name="ce4" office:value-type="string" calcext:value-type="string">
            <text:p>Init property</text:p>
          </table:table-cell>
          <table:table-cell table:style-name="ce4" office:value-type="string" calcext:value-type="string">
            <text:p>Indent + Init property</text:p>
          </table:table-cell>
          <table:table-cell table:style-name="ce4" office:value-type="string" calcext:value-type="string">
            <text:p>Load model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tip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ocType</text:p>
          </table:table-cell>
          <table:table-cell table:style-name="ce4" table:formula="of:=CONCATENATE(LOWER([.D2]);[.J2])" office:value-type="string" office:string-value="nDocType" calcext:value-type="string">
            <text:p>nDocType</text:p>
          </table:table-cell>
          <table:table-cell table:style-name="ce8"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style-name="ce4" table:formula="of:=CONCATENATE([.K2];&quot; = &quot;;[.L2])" office:value-type="string" office:string-value="nDocType = 0" calcext:value-type="string">
            <text:p>nDocType = 0</text:p>
          </table:table-cell>
          <table:table-cell table:style-name="ce4" table:formula="of:=CONCATENATE(&quot;    &quot;;[.M2])" office:value-type="string" office:string-value="    nDocType = 0" calcext:value-type="string">
            <text:p><text:s text:c="4"/>nDocType = 0</text:p>
          </table:table-cell>
          <table:table-cell table:style-name="ce4"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r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ocNum</text:p>
          </table:table-cell>
          <table:table-cell table:style-name="ce4" table:formula="of:=CONCATENATE(LOWER([.D3]);[.J3])" office:value-type="string" office:string-value="nDocNum" calcext:value-type="string">
            <text:p>nDocNum</text:p>
          </table:table-cell>
          <table:table-cell table:style-name="ce8"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style-name="ce4" table:formula="of:=CONCATENATE([.K3];&quot; = &quot;;[.L3])" office:value-type="string" office:string-value="nDocNum = 0" calcext:value-type="string">
            <text:p>nDocNum = 0</text:p>
          </table:table-cell>
          <table:table-cell table:style-name="ce4" table:formula="of:=CONCATENATE(&quot;    &quot;;[.M3])" office:value-type="string" office:string-value="    nDocNum = 0" calcext:value-type="string">
            <text:p><text:s text:c="4"/>nDocNum = 0</text:p>
          </table:table-cell>
          <table:table-cell table:style-name="ce4"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lstpreci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PriceList</text:p>
          </table:table-cell>
          <table:table-cell table:style-name="ce4" table:formula="of:=CONCATENATE(LOWER([.D4]);[.J4])" office:value-type="string" office:string-value="nPriceList" calcext:value-type="string">
            <text:p>nPriceList</text:p>
          </table:table-cell>
          <table:table-cell table:style-name="ce8"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style-name="ce4" table:formula="of:=CONCATENATE([.K4];&quot; = &quot;;[.L4])" office:value-type="string" office:string-value="nPriceList = 0" calcext:value-type="string">
            <text:p>nPriceList = 0</text:p>
          </table:table-cell>
          <table:table-cell table:style-name="ce4"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style-name="ce4"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fechadocu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ocDate</text:p>
          </table:table-cell>
          <table:table-cell table:style-name="ce4" table:formula="of:=CONCATENATE(LOWER([.D5]);[.J5])" office:value-type="string" office:string-value="dDocDate" calcext:value-type="string">
            <text:p>dDocDate</text:p>
          </table:table-cell>
          <table:table-cell table:style-name="ce8"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5];&quot; = &quot;;[.L5])" office:value-type="string" office:string-value="dDocDate = {}" calcext:value-type="string">
            <text:p>dDocDate = {}</text:p>
          </table:table-cell>
          <table:table-cell table:style-name="ce4"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style-name="ce4"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horadocu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ocTime</text:p>
          </table:table-cell>
          <table:table-cell table:style-name="ce4" table:formula="of:=CONCATENATE(LOWER([.D6]);[.J6])" office:value-type="string" office:string-value="cDocTime" calcext:value-type="string">
            <text:p>cDocTime</text:p>
          </table:table-cell>
          <table:table-cell table:style-name="ce8"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6];&quot; = &quot;;[.L6])" office:value-type="string" office:string-value="cDocTime = ''" calcext:value-type="string">
            <text:p>cDocTime = ''</text:p>
          </table:table-cell>
          <table:table-cell table:style-name="ce4"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style-name="ce4"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rie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WoSerie</text:p>
          </table:table-cell>
          <table:table-cell table:style-name="ce4" table:formula="of:=CONCATENATE(LOWER([.D7]);[.J7])" office:value-type="string" office:string-value="cWoSerie" calcext:value-type="string">
            <text:p>cWoSerie</text:p>
          </table:table-cell>
          <table:table-cell table:style-name="ce8"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7];&quot; = &quot;;[.L7])" office:value-type="string" office:string-value="cWoSerie = ''" calcext:value-type="string">
            <text:p>cWoSerie = ''</text:p>
          </table:table-cell>
          <table:table-cell table:style-name="ce4"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style-name="ce4"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nro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WoNum</text:p>
          </table:table-cell>
          <table:table-cell table:style-name="ce4" table:formula="of:=CONCATENATE(LOWER([.D8]);[.J8])" office:value-type="string" office:string-value="nWoNum" calcext:value-type="string">
            <text:p>nWoNum</text:p>
          </table:table-cell>
          <table:table-cell table:style-name="ce8"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style-name="ce4" table:formula="of:=CONCATENATE([.K8];&quot; = &quot;;[.L8])" office:value-type="string" office:string-value="nWoNum = 0" calcext:value-type="string">
            <text:p>nWoNum = 0</text:p>
          </table:table-cell>
          <table:table-cell table:style-name="ce4" table:formula="of:=CONCATENATE(&quot;    &quot;;[.M8])" office:value-type="string" office:string-value="    nWoNum = 0" calcext:value-type="string">
            <text:p><text:s text:c="4"/>nWoNum = 0</text:p>
          </table:table-cell>
          <table:table-cell table:style-name="ce4"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urrency</text:p>
          </table:table-cell>
          <table:table-cell table:style-name="ce4" table:formula="of:=CONCATENATE(LOWER([.D9]);[.J9])" office:value-type="string" office:string-value="nCurrency" calcext:value-type="string">
            <text:p>nCurrency</text:p>
          </table:table-cell>
          <table:table-cell table:style-name="ce8"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style-name="ce4" table:formula="of:=CONCATENATE([.K9];&quot; = &quot;;[.L9])" office:value-type="string" office:string-value="nCurrency = 0" calcext:value-type="string">
            <text:p>nCurrency = 0</text:p>
          </table:table-cell>
          <table:table-cell table:style-name="ce4"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style-name="ce4"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tipocambi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ExchRate</text:p>
          </table:table-cell>
          <table:table-cell table:style-name="ce4" table:formula="of:=CONCATENATE(LOWER([.D10]);[.J10])" office:value-type="string" office:string-value="nExchRate" calcext:value-type="string">
            <text:p>nExchRate</text:p>
          </table:table-cell>
          <table:table-cell table:style-name="ce8"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style-name="ce4" table:formula="of:=CONCATENATE([.K10];&quot; = &quot;;[.L10])" office:value-type="string" office:string-value="nExchRate = 0" calcext:value-type="string">
            <text:p>nExchRate = 0</text:p>
          </table:table-cell>
          <table:table-cell table:style-name="ce4"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style-name="ce4"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qty_cuota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QtyInstall</text:p>
          </table:table-cell>
          <table:table-cell table:style-name="ce4" table:formula="of:=CONCATENATE(LOWER([.D11]);[.J11])" office:value-type="string" office:string-value="nQtyInstall" calcext:value-type="string">
            <text:p>nQtyInstall</text:p>
          </table:table-cell>
          <table:table-cell table:style-name="ce8"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style-name="ce4" table:formula="of:=CONCATENATE([.K11];&quot; = &quot;;[.L11])" office:value-type="string" office:string-value="nQtyInstall = 0" calcext:value-type="string">
            <text:p>nQtyInstall = 0</text:p>
          </table:table-cell>
          <table:table-cell table:style-name="ce4"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style-name="ce4"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id_plaz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PymtTerm</text:p>
          </table:table-cell>
          <table:table-cell table:style-name="ce4" table:formula="of:=CONCATENATE(LOWER([.D12]);[.J12])" office:value-type="string" office:string-value="nPymtTerm" calcext:value-type="string">
            <text:p>nPymtTerm</text:p>
          </table:table-cell>
          <table:table-cell table:style-name="ce8"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style-name="ce4" table:formula="of:=CONCATENATE([.K12];&quot; = &quot;;[.L12])" office:value-type="string" office:string-value="nPymtTerm = 0" calcext:value-type="string">
            <text:p>nPymtTerm = 0</text:p>
          </table:table-cell>
          <table:table-cell table:style-name="ce4"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style-name="ce4"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nrorem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elNoteNum</text:p>
          </table:table-cell>
          <table:table-cell table:style-name="ce4" table:formula="of:=CONCATENATE(LOWER([.D13]);[.J13])" office:value-type="string" office:string-value="nDelNoteNum" calcext:value-type="string">
            <text:p>nDelNoteNum</text:p>
          </table:table-cell>
          <table:table-cell table:style-name="ce8"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style-name="ce4" table:formula="of:=CONCATENATE([.K13];&quot; = &quot;;[.L13])" office:value-type="string" office:string-value="nDelNoteNum = 0" calcext:value-type="string">
            <text:p>nDelNoteNum = 0</text:p>
          </table:table-cell>
          <table:table-cell table:style-name="ce4"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style-name="ce4"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string" calcext:value-type="string">
            <text:p>fecharemi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elNoteDat</text:p>
          </table:table-cell>
          <table:table-cell table:style-name="ce4" table:formula="of:=CONCATENATE(LOWER([.D14]);[.J14])" office:value-type="string" office:string-value="dDelNoteDat" calcext:value-type="string">
            <text:p>dDelNoteDat</text:p>
          </table:table-cell>
          <table:table-cell table:style-name="ce8"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14];&quot; = &quot;;[.L14])" office:value-type="string" office:string-value="dDelNoteDat = {}" calcext:value-type="string">
            <text:p>dDelNoteDat = {}</text:p>
          </table:table-cell>
          <table:table-cell table:style-name="ce4"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style-name="ce4"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ustomer</text:p>
          </table:table-cell>
          <table:table-cell table:style-name="ce4" table:formula="of:=CONCATENATE(LOWER([.D15]);[.J15])" office:value-type="string" office:string-value="nCustomer" calcext:value-type="string">
            <text:p>nCustomer</text:p>
          </table:table-cell>
          <table:table-cell table:style-name="ce8"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style-name="ce4" table:formula="of:=CONCATENATE([.K15];&quot; = &quot;;[.L15])" office:value-type="string" office:string-value="nCustomer = 0" calcext:value-type="string">
            <text:p>nCustomer = 0</text:p>
          </table:table-cell>
          <table:table-cell table:style-name="ce4"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style-name="ce4"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vended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Seller</text:p>
          </table:table-cell>
          <table:table-cell table:style-name="ce4" table:formula="of:=CONCATENATE(LOWER([.D16]);[.J16])" office:value-type="string" office:string-value="nSeller" calcext:value-type="string">
            <text:p>nSeller</text:p>
          </table:table-cell>
          <table:table-cell table:style-name="ce8"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style-name="ce4" table:formula="of:=CONCATENATE([.K16];&quot; = &quot;;[.L16])" office:value-type="string" office:string-value="nSeller = 0" calcext:value-type="string">
            <text:p>nSeller = 0</text:p>
          </table:table-cell>
          <table:table-cell table:style-name="ce4" table:formula="of:=CONCATENATE(&quot;    &quot;;[.M16])" office:value-type="string" office:string-value="    nSeller = 0" calcext:value-type="string">
            <text:p><text:s text:c="4"/>nSeller = 0</text:p>
          </table:table-cell>
          <table:table-cell table:style-name="ce4"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comision_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ommissio1</text:p>
          </table:table-cell>
          <table:table-cell table:style-name="ce4" table:formula="of:=CONCATENATE(LOWER([.D17]);[.J17])" office:value-type="string" office:string-value="nCommissio1" calcext:value-type="string">
            <text:p>nCommissio1</text:p>
          </table:table-cell>
          <table:table-cell table:style-name="ce8"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style-name="ce4" table:formula="of:=CONCATENATE([.K17];&quot; = &quot;;[.L17])" office:value-type="string" office:string-value="nCommissio1 = 0" calcext:value-type="string">
            <text:p>nCommissio1 = 0</text:p>
          </table:table-cell>
          <table:table-cell table:style-name="ce4"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style-name="ce4"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string" calcext:value-type="string">
            <text:p>comision_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ommissio2</text:p>
          </table:table-cell>
          <table:table-cell table:style-name="ce4" table:formula="of:=CONCATENATE(LOWER([.D18]);[.J18])" office:value-type="string" office:string-value="nCommissio2" calcext:value-type="string">
            <text:p>nCommissio2</text:p>
          </table:table-cell>
          <table:table-cell table:style-name="ce8"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style-name="ce4" table:formula="of:=CONCATENATE([.K18];&quot; = &quot;;[.L18])" office:value-type="string" office:string-value="nCommissio2 = 0" calcext:value-type="string">
            <text:p>nCommissio2 = 0</text:p>
          </table:table-cell>
          <table:table-cell table:style-name="ce4"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style-name="ce4"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comision_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ommissio3</text:p>
          </table:table-cell>
          <table:table-cell table:style-name="ce4" table:formula="of:=CONCATENATE(LOWER([.D19]);[.J19])" office:value-type="string" office:string-value="nCommissio3" calcext:value-type="string">
            <text:p>nCommissio3</text:p>
          </table:table-cell>
          <table:table-cell table:style-name="ce8"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style-name="ce4" table:formula="of:=CONCATENATE([.K19];&quot; = &quot;;[.L19])" office:value-type="string" office:string-value="nCommissio3 = 0" calcext:value-type="string">
            <text:p>nCommissio3 = 0</text:p>
          </table:table-cell>
          <table:table-cell table:style-name="ce4"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style-name="ce4"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porcd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iscPct</text:p>
          </table:table-cell>
          <table:table-cell table:style-name="ce4" table:formula="of:=CONCATENATE(LOWER([.D20]);[.J20])" office:value-type="string" office:string-value="nDiscPct" calcext:value-type="string">
            <text:p>nDiscPct</text:p>
          </table:table-cell>
          <table:table-cell table:style-name="ce8"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style-name="ce4" table:formula="of:=CONCATENATE([.K20];&quot; = &quot;;[.L20])" office:value-type="string" office:string-value="nDiscPct = 0" calcext:value-type="string">
            <text:p>nDiscPct = 0</text:p>
          </table:table-cell>
          <table:table-cell table:style-name="ce4" table:formula="of:=CONCATENATE(&quot;    &quot;;[.M20])" office:value-type="string" office:string-value="    nDiscPct = 0" calcext:value-type="string">
            <text:p><text:s text:c="4"/>nDiscPct = 0</text:p>
          </table:table-cell>
          <table:table-cell table:style-name="ce4"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importd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iscAmt</text:p>
          </table:table-cell>
          <table:table-cell table:style-name="ce4" table:formula="of:=CONCATENATE(LOWER([.D21]);[.J21])" office:value-type="string" office:string-value="nDiscAmt" calcext:value-type="string">
            <text:p>nDiscAmt</text:p>
          </table:table-cell>
          <table:table-cell table:style-name="ce8"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style-name="ce4" table:formula="of:=CONCATENATE([.K21];&quot; = &quot;;[.L21])" office:value-type="string" office:string-value="nDiscAmt = 0" calcext:value-type="string">
            <text:p>nDiscAmt = 0</text:p>
          </table:table-cell>
          <table:table-cell table:style-name="ce4" table:formula="of:=CONCATENATE(&quot;    &quot;;[.M21])" office:value-type="string" office:string-value="    nDiscAmt = 0" calcext:value-type="string">
            <text:p><text:s text:c="4"/>nDiscAmt = 0</text:p>
          </table:table-cell>
          <table:table-cell table:style-name="ce4"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string" calcext:value-type="string">
            <text:p>descuent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iscount</text:p>
          </table:table-cell>
          <table:table-cell table:style-name="ce4" table:formula="of:=CONCATENATE(LOWER([.D22]);[.J22])" office:value-type="string" office:string-value="nDiscount" calcext:value-type="string">
            <text:p>nDiscount</text:p>
          </table:table-cell>
          <table:table-cell table:style-name="ce8"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style-name="ce4" table:formula="of:=CONCATENATE([.K22];&quot; = &quot;;[.L22])" office:value-type="string" office:string-value="nDiscount = 0" calcext:value-type="string">
            <text:p>nDiscount = 0</text:p>
          </table:table-cell>
          <table:table-cell table:style-name="ce4"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style-name="ce4"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string" calcext:value-type="string">
            <text:p>impres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Printed</text:p>
          </table:table-cell>
          <table:table-cell table:style-name="ce4" table:formula="of:=CONCATENATE(LOWER([.D23]);[.J23])" office:value-type="string" office:string-value="lPrinted" calcext:value-type="string">
            <text:p>lPrinted</text:p>
          </table:table-cell>
          <table:table-cell table:style-name="ce8"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23];&quot; = &quot;;[.L23])" office:value-type="string" office:string-value="lPrinted = .F." calcext:value-type="string">
            <text:p>lPrinted = .F.</text:p>
          </table:table-cell>
          <table:table-cell table:style-name="ce4"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style-name="ce4"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string" calcext:value-type="string">
            <text:p>fechaanu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ancelDate</text:p>
          </table:table-cell>
          <table:table-cell table:style-name="ce4" table:formula="of:=CONCATENATE(LOWER([.D24]);[.J24])" office:value-type="string" office:string-value="dCancelDate" calcext:value-type="string">
            <text:p>dCancelDate</text:p>
          </table:table-cell>
          <table:table-cell table:style-name="ce8"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24];&quot; = &quot;;[.L24])" office:value-type="string" office:string-value="dCancelDate = {}" calcext:value-type="string">
            <text:p>dCancelDate = {}</text:p>
          </table:table-cell>
          <table:table-cell table:style-name="ce4"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style-name="ce4"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string" calcext:value-type="string">
            <text:p>anulad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anceled</text:p>
          </table:table-cell>
          <table:table-cell table:style-name="ce4" table:formula="of:=CONCATENATE(LOWER([.D25]);[.J25])" office:value-type="string" office:string-value="lCanceled" calcext:value-type="string">
            <text:p>lCanceled</text:p>
          </table:table-cell>
          <table:table-cell table:style-name="ce8"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25];&quot; = &quot;;[.L25])" office:value-type="string" office:string-value="lCanceled = .F." calcext:value-type="string">
            <text:p>lCanceled = .F.</text:p>
          </table:table-cell>
          <table:table-cell table:style-name="ce4"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style-name="ce4"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string" calcext:value-type="string">
            <text:p>monto_fac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InvoiceAmt</text:p>
          </table:table-cell>
          <table:table-cell table:style-name="ce4" table:formula="of:=CONCATENATE(LOWER([.D26]);[.J26])" office:value-type="string" office:string-value="nInvoiceAmt" calcext:value-type="string">
            <text:p>nInvoiceAmt</text:p>
          </table:table-cell>
          <table:table-cell table:style-name="ce8"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style-name="ce4" table:formula="of:=CONCATENATE([.K26];&quot; = &quot;;[.L26])" office:value-type="string" office:string-value="nInvoiceAmt = 0" calcext:value-type="string">
            <text:p>nInvoiceAmt = 0</text:p>
          </table:table-cell>
          <table:table-cell table:style-name="ce4"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style-name="ce4"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string" calcext:value-type="string">
            <text:p>monto_cob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hargedAmt</text:p>
          </table:table-cell>
          <table:table-cell table:style-name="ce4" table:formula="of:=CONCATENATE(LOWER([.D27]);[.J27])" office:value-type="string" office:string-value="nChargedAmt" calcext:value-type="string">
            <text:p>nChargedAmt</text:p>
          </table:table-cell>
          <table:table-cell table:style-name="ce8"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style-name="ce4" table:formula="of:=CONCATENATE([.K27];&quot; = &quot;;[.L27])" office:value-type="string" office:string-value="nChargedAmt = 0" calcext:value-type="string">
            <text:p>nChargedAmt = 0</text:p>
          </table:table-cell>
          <table:table-cell table:style-name="ce4"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style-name="ce4"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string" calcext:value-type="string">
            <text:p>monto_nde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DebMemoAmt</text:p>
          </table:table-cell>
          <table:table-cell table:style-name="ce4" table:formula="of:=CONCATENATE(LOWER([.D28]);[.J28])" office:value-type="string" office:string-value="nDebMemoAmt" calcext:value-type="string">
            <text:p>nDebMemoAmt</text:p>
          </table:table-cell>
          <table:table-cell table:style-name="ce8"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style-name="ce4" table:formula="of:=CONCATENATE([.K28];&quot; = &quot;;[.L28])" office:value-type="string" office:string-value="nDebMemoAmt = 0" calcext:value-type="string">
            <text:p>nDebMemoAmt = 0</text:p>
          </table:table-cell>
          <table:table-cell table:style-name="ce4"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style-name="ce4"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string" calcext:value-type="string">
            <text:p>monto_nc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reMemoAmt</text:p>
          </table:table-cell>
          <table:table-cell table:style-name="ce4" table:formula="of:=CONCATENATE(LOWER([.D29]);[.J29])" office:value-type="string" office:string-value="nCreMemoAmt" calcext:value-type="string">
            <text:p>nCreMemoAmt</text:p>
          </table:table-cell>
          <table:table-cell table:style-name="ce8"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style-name="ce4" table:formula="of:=CONCATENATE([.K29];&quot; = &quot;;[.L29])" office:value-type="string" office:string-value="nCreMemoAmt = 0" calcext:value-type="string">
            <text:p>nCreMemoAmt = 0</text:p>
          </table:table-cell>
          <table:table-cell table:style-name="ce4"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style-name="ce4"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consignaci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Consignmen</text:p>
          </table:table-cell>
          <table:table-cell table:style-name="ce4" table:formula="of:=CONCATENATE(LOWER([.D30]);[.J30])" office:value-type="string" office:string-value="lConsignmen" calcext:value-type="string">
            <text:p>lConsignmen</text:p>
          </table:table-cell>
          <table:table-cell table:style-name="ce8"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30];&quot; = &quot;;[.L30])" office:value-type="string" office:string-value="lConsignmen = .F." calcext:value-type="string">
            <text:p>lConsignmen = .F.</text:p>
          </table:table-cell>
          <table:table-cell table:style-name="ce4"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style-name="ce4"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4" office:value-type="string" calcext:value-type="string">
            <text:p>cabevent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string" calcext:value-type="string">
            <text:p>id_loc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</text:p>
          </table:table-cell>
          <table:table-cell table:style-name="ce4" office:value-type="string" calcext:value-type="string">
            <text:p>Branch</text:p>
          </table:table-cell>
          <table:table-cell table:style-name="ce4" table:formula="of:=CONCATENATE(LOWER([.D31]);[.J31])" office:value-type="string" office:string-value="nBranch" calcext:value-type="string">
            <text:p>nBranch</text:p>
          </table:table-cell>
          <table:table-cell table:style-name="ce8"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style-name="ce4" table:formula="of:=CONCATENATE([.K31];&quot; = &quot;;[.L31])" office:value-type="string" office:string-value="nBranch = 0" calcext:value-type="string">
            <text:p>nBranch = 0</text:p>
          </table:table-cell>
          <table:table-cell table:style-name="ce4" table:formula="of:=CONCATENATE(&quot;    &quot;;[.M31])" office:value-type="string" office:string-value="    nBranch = 0" calcext:value-type="string">
            <text:p><text:s text:c="4"/>nBranch = 0</text:p>
          </table:table-cell>
          <table:table-cell table:style-name="ce4"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tip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DocType</text:p>
          </table:table-cell>
          <table:table-cell table:style-name="ce4" table:formula="of:=CONCATENATE(LOWER([.D33]);[.J33])" office:value-type="string" office:string-value="nDocType" calcext:value-type="string">
            <text:p>nDocType</text:p>
          </table:table-cell>
          <table:table-cell table:style-name="ce8"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style-name="ce4" table:formula="of:=CONCATENATE([.K33];&quot; = &quot;;[.L33])" office:value-type="string" office:string-value="nDocType = 0" calcext:value-type="string">
            <text:p>nDocType = 0</text:p>
          </table:table-cell>
          <table:table-cell table:style-name="ce4" table:formula="of:=CONCATENATE(&quot;    &quot;;[.M33])" office:value-type="string" office:string-value="    nDocType = 0" calcext:value-type="string">
            <text:p><text:s text:c="4"/>nDocType = 0</text:p>
          </table:table-cell>
          <table:table-cell table:style-name="ce4"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r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DocNum</text:p>
          </table:table-cell>
          <table:table-cell table:style-name="ce4" table:formula="of:=CONCATENATE(LOWER([.D34]);[.J34])" office:value-type="string" office:string-value="nDocNum" calcext:value-type="string">
            <text:p>nDocNum</text:p>
          </table:table-cell>
          <table:table-cell table:style-name="ce8"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style-name="ce4" table:formula="of:=CONCATENATE([.K34];&quot; = &quot;;[.L34])" office:value-type="string" office:string-value="nDocNum = 0" calcext:value-type="string">
            <text:p>nDocNum = 0</text:p>
          </table:table-cell>
          <table:table-cell table:style-name="ce4" table:formula="of:=CONCATENATE(&quot;    &quot;;[.M34])" office:value-type="string" office:string-value="    nDocNum = 0" calcext:value-type="string">
            <text:p><text:s text:c="4"/>nDocNum = 0</text:p>
          </table:table-cell>
          <table:table-cell table:style-name="ce4"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articul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Item</text:p>
          </table:table-cell>
          <table:table-cell table:style-name="ce4" table:formula="of:=CONCATENATE(LOWER([.D35]);[.J35])" office:value-type="string" office:string-value="cItem" calcext:value-type="string">
            <text:p>cItem</text:p>
          </table:table-cell>
          <table:table-cell table:style-name="ce8"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35];&quot; = &quot;;[.L35])" office:value-type="string" office:string-value="cItem = ''" calcext:value-type="string">
            <text:p>cItem = ''</text:p>
          </table:table-cell>
          <table:table-cell table:style-name="ce4" table:formula="of:=CONCATENATE(&quot;    &quot;;[.M35])" office:value-type="string" office:string-value="    cItem = ''" calcext:value-type="string">
            <text:p><text:s text:c="4"/>cItem = ''</text:p>
          </table:table-cell>
          <table:table-cell table:style-name="ce4"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Quantity</text:p>
          </table:table-cell>
          <table:table-cell table:style-name="ce4" table:formula="of:=CONCATENATE(LOWER([.D36]);[.J36])" office:value-type="string" office:string-value="nQuantity" calcext:value-type="string">
            <text:p>nQuantity</text:p>
          </table:table-cell>
          <table:table-cell table:style-name="ce8"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style-name="ce4" table:formula="of:=CONCATENATE([.K36];&quot; = &quot;;[.L36])" office:value-type="string" office:string-value="nQuantity = 0" calcext:value-type="string">
            <text:p>nQuantity = 0</text:p>
          </table:table-cell>
          <table:table-cell table:style-name="ce4"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style-name="ce4"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Price</text:p>
          </table:table-cell>
          <table:table-cell table:style-name="ce4" table:formula="of:=CONCATENATE(LOWER([.D37]);[.J37])" office:value-type="string" office:string-value="nPrice" calcext:value-type="string">
            <text:p>nPrice</text:p>
          </table:table-cell>
          <table:table-cell table:style-name="ce8"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style-name="ce4" table:formula="of:=CONCATENATE([.K37];&quot; = &quot;;[.L37])" office:value-type="string" office:string-value="nPrice = 0" calcext:value-type="string">
            <text:p>nPrice = 0</text:p>
          </table:table-cell>
          <table:table-cell table:style-name="ce4" table:formula="of:=CONCATENATE(&quot;    &quot;;[.M37])" office:value-type="string" office:string-value="    nPrice = 0" calcext:value-type="string">
            <text:p><text:s text:c="4"/>nPrice = 0</text:p>
          </table:table-cell>
          <table:table-cell table:style-name="ce4"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pdescuent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DiscPct</text:p>
          </table:table-cell>
          <table:table-cell table:style-name="ce4" table:formula="of:=CONCATENATE(LOWER([.D38]);[.J38])" office:value-type="string" office:string-value="nDiscPct" calcext:value-type="string">
            <text:p>nDiscPct</text:p>
          </table:table-cell>
          <table:table-cell table:style-name="ce8"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style-name="ce4" table:formula="of:=CONCATENATE([.K38];&quot; = &quot;;[.L38])" office:value-type="string" office:string-value="nDiscPct = 0" calcext:value-type="string">
            <text:p>nDiscPct = 0</text:p>
          </table:table-cell>
          <table:table-cell table:style-name="ce4" table:formula="of:=CONCATENATE(&quot;    &quot;;[.M38])" office:value-type="string" office:string-value="    nDiscPct = 0" calcext:value-type="string">
            <text:p><text:s text:c="4"/>nDiscPct = 0</text:p>
          </table:table-cell>
          <table:table-cell table:style-name="ce4"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impuest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Taxed</text:p>
          </table:table-cell>
          <table:table-cell table:style-name="ce4" table:formula="of:=CONCATENATE(LOWER([.D39]);[.J39])" office:value-type="string" office:string-value="lTaxed" calcext:value-type="string">
            <text:p>lTaxed</text:p>
          </table:table-cell>
          <table:table-cell table:style-name="ce8"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39];&quot; = &quot;;[.L39])" office:value-type="string" office:string-value="lTaxed = .F." calcext:value-type="string">
            <text:p>lTaxed = .F.</text:p>
          </table:table-cell>
          <table:table-cell table:style-name="ce4" table:formula="of:=CONCATENATE(&quot;    &quot;;[.M39])" office:value-type="string" office:string-value="    lTaxed = .F." calcext:value-type="string">
            <text:p><text:s text:c="4"/>lTaxed = .F.</text:p>
          </table:table-cell>
          <table:table-cell table:style-name="ce4"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pimpuest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TaxRate</text:p>
          </table:table-cell>
          <table:table-cell table:style-name="ce4" table:formula="of:=CONCATENATE(LOWER([.D40]);[.J40])" office:value-type="string" office:string-value="nTaxRate" calcext:value-type="string">
            <text:p>nTaxRate</text:p>
          </table:table-cell>
          <table:table-cell table:style-name="ce8"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style-name="ce4" table:formula="of:=CONCATENATE([.K40];&quot; = &quot;;[.L40])" office:value-type="string" office:string-value="nTaxRate = 0" calcext:value-type="string">
            <text:p>nTaxRate = 0</text:p>
          </table:table-cell>
          <table:table-cell table:style-name="ce4" table:formula="of:=CONCATENATE(&quot;    &quot;;[.M40])" office:value-type="string" office:string-value="    nTaxRate = 0" calcext:value-type="string">
            <text:p><text:s text:c="4"/>nTaxRate = 0</text:p>
          </table:table-cell>
          <table:table-cell table:style-name="ce4"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mecanic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Mechanic</text:p>
          </table:table-cell>
          <table:table-cell table:style-name="ce4" table:formula="of:=CONCATENATE(LOWER([.D41]);[.J41])" office:value-type="string" office:string-value="nMechanic" calcext:value-type="string">
            <text:p>nMechanic</text:p>
          </table:table-cell>
          <table:table-cell table:style-name="ce8"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style-name="ce4" table:formula="of:=CONCATENATE([.K41];&quot; = &quot;;[.L41])" office:value-type="string" office:string-value="nMechanic = 0" calcext:value-type="string">
            <text:p>nMechanic = 0</text:p>
          </table:table-cell>
          <table:table-cell table:style-name="ce4"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style-name="ce4"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comision_m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MechaCommi</text:p>
          </table:table-cell>
          <table:table-cell table:style-name="ce4" table:formula="of:=CONCATENATE(LOWER([.D42]);[.J42])" office:value-type="string" office:string-value="nMechaCommi" calcext:value-type="string">
            <text:p>nMechaCommi</text:p>
          </table:table-cell>
          <table:table-cell table:style-name="ce8"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style-name="ce4" table:formula="of:=CONCATENATE([.K42];&quot; = &quot;;[.L42])" office:value-type="string" office:string-value="nMechaCommi = 0" calcext:value-type="string">
            <text:p>nMechaCommi = 0</text:p>
          </table:table-cell>
          <table:table-cell table:style-name="ce4"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style-name="ce4"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descr_trab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JobDescrip</text:p>
          </table:table-cell>
          <table:table-cell table:style-name="ce4" table:formula="of:=CONCATENATE(LOWER([.D43]);[.J43])" office:value-type="string" office:string-value="cJobDescrip" calcext:value-type="string">
            <text:p>cJobDescrip</text:p>
          </table:table-cell>
          <table:table-cell table:style-name="ce8"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43];&quot; = &quot;;[.L43])" office:value-type="string" office:string-value="cJobDescrip = ''" calcext:value-type="string">
            <text:p>cJobDescrip = ''</text:p>
          </table:table-cell>
          <table:table-cell table:style-name="ce4"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style-name="ce4"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id_loc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Branch</text:p>
          </table:table-cell>
          <table:table-cell table:style-name="ce4" table:formula="of:=CONCATENATE(LOWER([.D44]);[.J44])" office:value-type="string" office:string-value="nBranch" calcext:value-type="string">
            <text:p>nBranch</text:p>
          </table:table-cell>
          <table:table-cell table:style-name="ce8"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style-name="ce4" table:formula="of:=CONCATENATE([.K44];&quot; = &quot;;[.L44])" office:value-type="string" office:string-value="nBranch = 0" calcext:value-type="string">
            <text:p>nBranch = 0</text:p>
          </table:table-cell>
          <table:table-cell table:style-name="ce4" table:formula="of:=CONCATENATE(&quot;    &quot;;[.M44])" office:value-type="string" office:string-value="    nBranch = 0" calcext:value-type="string">
            <text:p><text:s text:c="4"/>nBranch = 0</text:p>
          </table:table-cell>
          <table:table-cell table:style-name="ce4"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4" office:value-type="string" calcext:value-type="string">
            <text:p>detavent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string" calcext:value-type="string">
            <text:p>ofer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detail</text:p>
          </table:table-cell>
          <table:table-cell table:style-name="ce4" office:value-type="string" calcext:value-type="string">
            <text:p>Offer</text:p>
          </table:table-cell>
          <table:table-cell table:style-name="ce4" table:formula="of:=CONCATENATE(LOWER([.D45]);[.J45])" office:value-type="string" office:string-value="nOffer" calcext:value-type="string">
            <text:p>nOffer</text:p>
          </table:table-cell>
          <table:table-cell table:style-name="ce8"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style-name="ce4" table:formula="of:=CONCATENATE([.K45];&quot; = &quot;;[.L45])" office:value-type="string" office:string-value="nOffer = 0" calcext:value-type="string">
            <text:p>nOffer = 0</text:p>
          </table:table-cell>
          <table:table-cell table:style-name="ce4" table:formula="of:=CONCATENATE(&quot;    &quot;;[.M45])" office:value-type="string" office:string-value="    nOffer = 0" calcext:value-type="string">
            <text:p><text:s text:c="4"/>nOffer = 0</text:p>
          </table:table-cell>
          <table:table-cell table:style-name="ce4"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tip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DocType</text:p>
          </table:table-cell>
          <table:table-cell table:style-name="ce4" table:formula="of:=CONCATENATE(LOWER([.D47]);[.J47])" office:value-type="string" office:string-value="nDocType" calcext:value-type="string">
            <text:p>nDocType</text:p>
          </table:table-cell>
          <table:table-cell table:style-name="ce8"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style-name="ce4" table:formula="of:=CONCATENATE([.K47];&quot; = &quot;;[.L47])" office:value-type="string" office:string-value="nDocType = 0" calcext:value-type="string">
            <text:p>nDocType = 0</text:p>
          </table:table-cell>
          <table:table-cell table:style-name="ce4" table:formula="of:=CONCATENATE(&quot;    &quot;;[.M47])" office:value-type="string" office:string-value="    nDocType = 0" calcext:value-type="string">
            <text:p><text:s text:c="4"/>nDocType = 0</text:p>
          </table:table-cell>
          <table:table-cell table:style-name="ce4"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r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DocNum</text:p>
          </table:table-cell>
          <table:table-cell table:style-name="ce4" table:formula="of:=CONCATENATE(LOWER([.D48]);[.J48])" office:value-type="string" office:string-value="nDocNum" calcext:value-type="string">
            <text:p>nDocNum</text:p>
          </table:table-cell>
          <table:table-cell table:style-name="ce8"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style-name="ce4" table:formula="of:=CONCATENATE([.K48];&quot; = &quot;;[.L48])" office:value-type="string" office:string-value="nDocNum = 0" calcext:value-type="string">
            <text:p>nDocNum = 0</text:p>
          </table:table-cell>
          <table:table-cell table:style-name="ce4" table:formula="of:=CONCATENATE(&quot;    &quot;;[.M48])" office:value-type="string" office:string-value="    nDocNum = 0" calcext:value-type="string">
            <text:p><text:s text:c="4"/>nDocNum = 0</text:p>
          </table:table-cell>
          <table:table-cell table:style-name="ce4"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InstallTyp</text:p>
          </table:table-cell>
          <table:table-cell table:style-name="ce4" table:formula="of:=CONCATENATE(LOWER([.D49]);[.J49])" office:value-type="string" office:string-value="nInstallTyp" calcext:value-type="string">
            <text:p>nInstallTyp</text:p>
          </table:table-cell>
          <table:table-cell table:style-name="ce8"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style-name="ce4" table:formula="of:=CONCATENATE([.K49];&quot; = &quot;;[.L49])" office:value-type="string" office:string-value="nInstallTyp = 0" calcext:value-type="string">
            <text:p>nInstallTyp = 0</text:p>
          </table:table-cell>
          <table:table-cell table:style-name="ce4"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style-name="ce4"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nrocu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InstallNum</text:p>
          </table:table-cell>
          <table:table-cell table:style-name="ce4" table:formula="of:=CONCATENATE(LOWER([.D50]);[.J50])" office:value-type="string" office:string-value="nInstallNum" calcext:value-type="string">
            <text:p>nInstallNum</text:p>
          </table:table-cell>
          <table:table-cell table:style-name="ce8"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style-name="ce4" table:formula="of:=CONCATENATE([.K50];&quot; = &quot;;[.L50])" office:value-type="string" office:string-value="nInstallNum = 0" calcext:value-type="string">
            <text:p>nInstallNum = 0</text:p>
          </table:table-cell>
          <table:table-cell table:style-name="ce4"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style-name="ce4"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DueDate</text:p>
          </table:table-cell>
          <table:table-cell table:style-name="ce4" table:formula="of:=CONCATENATE(LOWER([.D51]);[.J51])" office:value-type="string" office:string-value="dDueDate" calcext:value-type="string">
            <text:p>dDueDate</text:p>
          </table:table-cell>
          <table:table-cell table:style-name="ce8"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51];&quot; = &quot;;[.L51])" office:value-type="string" office:string-value="dDueDate = {}" calcext:value-type="string">
            <text:p>dDueDate = {}</text:p>
          </table:table-cell>
          <table:table-cell table:style-name="ce4"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style-name="ce4"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import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Amount</text:p>
          </table:table-cell>
          <table:table-cell table:style-name="ce4" table:formula="of:=CONCATENATE(LOWER([.D52]);[.J52])" office:value-type="string" office:string-value="nAmount" calcext:value-type="string">
            <text:p>nAmount</text:p>
          </table:table-cell>
          <table:table-cell table:style-name="ce8"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style-name="ce4" table:formula="of:=CONCATENATE([.K52];&quot; = &quot;;[.L52])" office:value-type="string" office:string-value="nAmount = 0" calcext:value-type="string">
            <text:p>nAmount = 0</text:p>
          </table:table-cell>
          <table:table-cell table:style-name="ce4" table:formula="of:=CONCATENATE(&quot;    &quot;;[.M52])" office:value-type="string" office:string-value="    nAmount = 0" calcext:value-type="string">
            <text:p><text:s text:c="4"/>nAmount = 0</text:p>
          </table:table-cell>
          <table:table-cell table:style-name="ce4"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abonad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Paid</text:p>
          </table:table-cell>
          <table:table-cell table:style-name="ce4" table:formula="of:=CONCATENATE(LOWER([.D53]);[.J53])" office:value-type="string" office:string-value="nPaid" calcext:value-type="string">
            <text:p>nPaid</text:p>
          </table:table-cell>
          <table:table-cell table:style-name="ce8"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style-name="ce4" table:formula="of:=CONCATENATE([.K53];&quot; = &quot;;[.L53])" office:value-type="string" office:string-value="nPaid = 0" calcext:value-type="string">
            <text:p>nPaid = 0</text:p>
          </table:table-cell>
          <table:table-cell table:style-name="ce4" table:formula="of:=CONCATENATE(&quot;    &quot;;[.M53])" office:value-type="string" office:string-value="    nPaid = 0" calcext:value-type="string">
            <text:p><text:s text:c="4"/>nPaid = 0</text:p>
          </table:table-cell>
          <table:table-cell table:style-name="ce4"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monto_nde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DebMemoAmt</text:p>
          </table:table-cell>
          <table:table-cell table:style-name="ce4" table:formula="of:=CONCATENATE(LOWER([.D54]);[.J54])" office:value-type="string" office:string-value="nDebMemoAmt" calcext:value-type="string">
            <text:p>nDebMemoAmt</text:p>
          </table:table-cell>
          <table:table-cell table:style-name="ce8"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style-name="ce4" table:formula="of:=CONCATENATE([.K54];&quot; = &quot;;[.L54])" office:value-type="string" office:string-value="nDebMemoAmt = 0" calcext:value-type="string">
            <text:p>nDebMemoAmt = 0</text:p>
          </table:table-cell>
          <table:table-cell table:style-name="ce4"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style-name="ce4"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monto_nc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CreMemoAmt</text:p>
          </table:table-cell>
          <table:table-cell table:style-name="ce4" table:formula="of:=CONCATENATE(LOWER([.D55]);[.J55])" office:value-type="string" office:string-value="nCreMemoAmt" calcext:value-type="string">
            <text:p>nCreMemoAmt</text:p>
          </table:table-cell>
          <table:table-cell table:style-name="ce8"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style-name="ce4" table:formula="of:=CONCATENATE([.K55];&quot; = &quot;;[.L55])" office:value-type="string" office:string-value="nCreMemoAmt = 0" calcext:value-type="string">
            <text:p>nCreMemoAmt = 0</text:p>
          </table:table-cell>
          <table:table-cell table:style-name="ce4"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style-name="ce4"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4" office:value-type="string" calcext:value-type="string">
            <text:p>cuotas_v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id_loc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ale_installment</text:p>
          </table:table-cell>
          <table:table-cell table:style-name="ce4" office:value-type="string" calcext:value-type="string">
            <text:p>Branch</text:p>
          </table:table-cell>
          <table:table-cell table:style-name="ce4" table:formula="of:=CONCATENATE(LOWER([.D56]);[.J56])" office:value-type="string" office:string-value="nBranch" calcext:value-type="string">
            <text:p>nBranch</text:p>
          </table:table-cell>
          <table:table-cell table:style-name="ce8"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style-name="ce4" table:formula="of:=CONCATENATE([.K56];&quot; = &quot;;[.L56])" office:value-type="string" office:string-value="nBranch = 0" calcext:value-type="string">
            <text:p>nBranch = 0</text:p>
          </table:table-cell>
          <table:table-cell table:style-name="ce4" table:formula="of:=CONCATENATE(&quot;    &quot;;[.M56])" office:value-type="string" office:string-value="    nBranch = 0" calcext:value-type="string">
            <text:p><text:s text:c="4"/>nBranch = 0</text:p>
          </table:table-cell>
          <table:table-cell table:style-name="ce4"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tipo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NoteType</text:p>
          </table:table-cell>
          <table:table-cell table:style-name="ce4" table:formula="of:=CONCATENATE(LOWER([.D58]);[.J58])" office:value-type="string" office:string-value="nNoteType" calcext:value-type="string">
            <text:p>nNoteType</text:p>
          </table:table-cell>
          <table:table-cell table:style-name="ce8"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style-name="ce4" table:formula="of:=CONCATENATE([.K58];&quot; = &quot;;[.L58])" office:value-type="string" office:string-value="nNoteType = 0" calcext:value-type="string">
            <text:p>nNoteTyp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ro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NoteNum</text:p>
          </table:table-cell>
          <table:table-cell table:style-name="ce4" table:formula="of:=CONCATENATE(LOWER([.D59]);[.J59])" office:value-type="string" office:string-value="nNoteNum" calcext:value-type="string">
            <text:p>nNoteNum</text:p>
          </table:table-cell>
          <table:table-cell table:style-name="ce8"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style-name="ce4" table:formula="of:=CONCATENATE([.K59];&quot; = &quot;;[.L59])" office:value-type="string" office:string-value="nNoteNum = 0" calcext:value-type="string">
            <text:p>nNoteNum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tip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DocType</text:p>
          </table:table-cell>
          <table:table-cell table:style-name="ce4" table:formula="of:=CONCATENATE(LOWER([.D60]);[.J60])" office:value-type="string" office:string-value="nDocType" calcext:value-type="string">
            <text:p>nDocType</text:p>
          </table:table-cell>
          <table:table-cell table:style-name="ce8"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style-name="ce4" table:formula="of:=CONCATENATE([.K60];&quot; = &quot;;[.L60])" office:value-type="string" office:string-value="nDocType = 0" calcext:value-type="string">
            <text:p>nDocTyp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nr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DocNum</text:p>
          </table:table-cell>
          <table:table-cell table:style-name="ce4" table:formula="of:=CONCATENATE(LOWER([.D61]);[.J61])" office:value-type="string" office:string-value="nDocNum" calcext:value-type="string">
            <text:p>nDocNum</text:p>
          </table:table-cell>
          <table:table-cell table:style-name="ce8"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style-name="ce4" table:formula="of:=CONCATENATE([.K61];&quot; = &quot;;[.L61])" office:value-type="string" office:string-value="nDocNum = 0" calcext:value-type="string">
            <text:p>nDocNum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fechanota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NoteDate</text:p>
          </table:table-cell>
          <table:table-cell table:style-name="ce4" table:formula="of:=CONCATENATE(LOWER([.D62]);[.J62])" office:value-type="string" office:string-value="dNoteDate" calcext:value-type="string">
            <text:p>dNoteDate</text:p>
          </table:table-cell>
          <table:table-cell table:style-name="ce8"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62];&quot; = &quot;;[.L62])" office:value-type="string" office:string-value="dNoteDate = {}" calcext:value-type="string">
            <text:p>dNoteDate = {}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Customer</text:p>
          </table:table-cell>
          <table:table-cell table:style-name="ce4" table:formula="of:=CONCATENATE(LOWER([.D63]);[.J63])" office:value-type="string" office:string-value="nCustomer" calcext:value-type="string">
            <text:p>nCustomer</text:p>
          </table:table-cell>
          <table:table-cell table:style-name="ce8"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style-name="ce4" table:formula="of:=CONCATENATE([.K63];&quot; = &quot;;[.L63])" office:value-type="string" office:string-value="nCustomer = 0" calcext:value-type="string">
            <text:p>nCustomer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motivo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ReasonNote</text:p>
          </table:table-cell>
          <table:table-cell table:style-name="ce4" table:formula="of:=CONCATENATE(LOWER([.D64]);[.J64])" office:value-type="string" office:string-value="nReasonNote" calcext:value-type="string">
            <text:p>nReasonNote</text:p>
          </table:table-cell>
          <table:table-cell table:style-name="ce8"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style-name="ce4" table:formula="of:=CONCATENATE([.K64];&quot; = &quot;;[.L64])" office:value-type="string" office:string-value="nReasonNote = 0" calcext:value-type="string">
            <text:p>nReasonNot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aplicont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AppliedTo</text:p>
          </table:table-cell>
          <table:table-cell table:style-name="ce4" table:formula="of:=CONCATENATE(LOWER([.D65]);[.J65])" office:value-type="string" office:string-value="nAppliedTo" calcext:value-type="string">
            <text:p>nAppliedTo</text:p>
          </table:table-cell>
          <table:table-cell table:style-name="ce8"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style-name="ce4" table:formula="of:=CONCATENATE([.K65];&quot; = &quot;;[.L65])" office:value-type="string" office:string-value="nAppliedTo = 0" calcext:value-type="string">
            <text:p>nAppliedTo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fechaanu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ancelDate</text:p>
          </table:table-cell>
          <table:table-cell table:style-name="ce4" table:formula="of:=CONCATENATE(LOWER([.D66]);[.J66])" office:value-type="string" office:string-value="dCancelDate" calcext:value-type="string">
            <text:p>dCancelDate</text:p>
          </table:table-cell>
          <table:table-cell table:style-name="ce8"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66];&quot; = &quot;;[.L66])" office:value-type="string" office:string-value="dCancelDate = {}" calcext:value-type="string">
            <text:p>dCancelDate = {}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anulad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anceled</text:p>
          </table:table-cell>
          <table:table-cell table:style-name="ce4" table:formula="of:=CONCATENATE(LOWER([.D67]);[.J67])" office:value-type="string" office:string-value="lCanceled" calcext:value-type="string">
            <text:p>lCanceled</text:p>
          </table:table-cell>
          <table:table-cell table:style-name="ce8"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67];&quot; = &quot;;[.L67])" office:value-type="string" office:string-value="lCanceled = .F." calcext:value-type="string">
            <text:p>lCanceled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abenotc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monto_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MemoAmt</text:p>
          </table:table-cell>
          <table:table-cell table:style-name="ce4" table:formula="of:=CONCATENATE(LOWER([.D68]);[.J68])" office:value-type="string" office:string-value="nMemoAmt" calcext:value-type="string">
            <text:p>nMemoAmt</text:p>
          </table:table-cell>
          <table:table-cell table:style-name="ce8"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style-name="ce4" table:formula="of:=CONCATENATE([.K68];&quot; = &quot;;[.L68])" office:value-type="string" office:string-value="nMemoAmt = 0" calcext:value-type="string">
            <text:p>nMemoAmt = 0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tipo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NoteType</text:p>
          </table:table-cell>
          <table:table-cell table:style-name="ce4" table:formula="of:=CONCATENATE(LOWER([.D70]);[.J70])" office:value-type="string" office:string-value="nNoteType" calcext:value-type="string">
            <text:p>nNoteType</text:p>
          </table:table-cell>
          <table:table-cell table:style-name="ce8"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style-name="ce4" table:formula="of:=CONCATENATE([.K70];&quot; = &quot;;[.L70])" office:value-type="string" office:string-value="nNoteType = 0" calcext:value-type="string">
            <text:p>nNoteTyp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ro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NoteNum</text:p>
          </table:table-cell>
          <table:table-cell table:style-name="ce4" table:formula="of:=CONCATENATE(LOWER([.D71]);[.J71])" office:value-type="string" office:string-value="nNoteNum" calcext:value-type="string">
            <text:p>nNoteNum</text:p>
          </table:table-cell>
          <table:table-cell table:style-name="ce8"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style-name="ce4" table:formula="of:=CONCATENATE([.K71];&quot; = &quot;;[.L71])" office:value-type="string" office:string-value="nNoteNum = 0" calcext:value-type="string">
            <text:p>nNoteNum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LineType</text:p>
          </table:table-cell>
          <table:table-cell table:style-name="ce4" table:formula="of:=CONCATENATE(LOWER([.D72]);[.J72])" office:value-type="string" office:string-value="cLineType" calcext:value-type="string">
            <text:p>cLineType</text:p>
          </table:table-cell>
          <table:table-cell table:style-name="ce8"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72];&quot; = &quot;;[.L72])" office:value-type="string" office:string-value="cLineType = ''" calcext:value-type="string">
            <text:p>cLineType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articul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Item</text:p>
          </table:table-cell>
          <table:table-cell table:style-name="ce4" table:formula="of:=CONCATENATE(LOWER([.D73]);[.J73])" office:value-type="string" office:string-value="cItem" calcext:value-type="string">
            <text:p>cItem</text:p>
          </table:table-cell>
          <table:table-cell table:style-name="ce8"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73];&quot; = &quot;;[.L73])" office:value-type="string" office:string-value="cItem = ''" calcext:value-type="string">
            <text:p>cItem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cantida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Quantity</text:p>
          </table:table-cell>
          <table:table-cell table:style-name="ce4" table:formula="of:=CONCATENATE(LOWER([.D74]);[.J74])" office:value-type="string" office:string-value="nQuantity" calcext:value-type="string">
            <text:p>nQuantity</text:p>
          </table:table-cell>
          <table:table-cell table:style-name="ce8"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style-name="ce4" table:formula="of:=CONCATENATE([.K74];&quot; = &quot;;[.L74])" office:value-type="string" office:string-value="nQuantity = 0" calcext:value-type="string">
            <text:p>nQuantity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Price</text:p>
          </table:table-cell>
          <table:table-cell table:style-name="ce4" table:formula="of:=CONCATENATE(LOWER([.D75]);[.J75])" office:value-type="string" office:string-value="nPrice" calcext:value-type="string">
            <text:p>nPrice</text:p>
          </table:table-cell>
          <table:table-cell table:style-name="ce8"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style-name="ce4" table:formula="of:=CONCATENATE([.K75];&quot; = &quot;;[.L75])" office:value-type="string" office:string-value="nPrice = 0" calcext:value-type="string">
            <text:p>nPric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pdescuent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DiscPct</text:p>
          </table:table-cell>
          <table:table-cell table:style-name="ce4" table:formula="of:=CONCATENATE(LOWER([.D76]);[.J76])" office:value-type="string" office:string-value="nDiscPct" calcext:value-type="string">
            <text:p>nDiscPct</text:p>
          </table:table-cell>
          <table:table-cell table:style-name="ce8"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style-name="ce4" table:formula="of:=CONCATENATE([.K76];&quot; = &quot;;[.L76])" office:value-type="string" office:string-value="nDiscPct = 0" calcext:value-type="string">
            <text:p>nDiscPct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impuest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Taxed</text:p>
          </table:table-cell>
          <table:table-cell table:style-name="ce4" table:formula="of:=CONCATENATE(LOWER([.D77]);[.J77])" office:value-type="string" office:string-value="lTaxed" calcext:value-type="string">
            <text:p>lTaxed</text:p>
          </table:table-cell>
          <table:table-cell table:style-name="ce8"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77];&quot; = &quot;;[.L77])" office:value-type="string" office:string-value="lTaxed = .F." calcext:value-type="string">
            <text:p>lTaxed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pimpuest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TaxRate</text:p>
          </table:table-cell>
          <table:table-cell table:style-name="ce4" table:formula="of:=CONCATENATE(LOWER([.D78]);[.J78])" office:value-type="string" office:string-value="nTaxRate" calcext:value-type="string">
            <text:p>nTaxRate</text:p>
          </table:table-cell>
          <table:table-cell table:style-name="ce8"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style-name="ce4" table:formula="of:=CONCATENATE([.K78];&quot; = &quot;;[.L78])" office:value-type="string" office:string-value="nTaxRate = 0" calcext:value-type="string">
            <text:p>nTaxRat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detanotc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serie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erie</text:p>
          </table:table-cell>
          <table:table-cell table:style-name="ce4" table:formula="of:=CONCATENATE(LOWER([.D79]);[.J79])" office:value-type="string" office:string-value="cSerie" calcext:value-type="string">
            <text:p>cSerie</text:p>
          </table:table-cell>
          <table:table-cell table:style-name="ce8"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79];&quot; = &quot;;[.L79])" office:value-type="string" office:string-value="cSerie = ''" calcext:value-type="string">
            <text:p>cSerie = ''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cuotas_n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docinicial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InitialDoc</text:p>
          </table:table-cell>
          <table:table-cell table:style-name="ce4" table:formula="of:=CONCATENATE(LOWER([.D81]);[.J81])" office:value-type="string" office:string-value="cInitialDoc" calcext:value-type="string">
            <text:p>cInitialDoc</text:p>
          </table:table-cell>
          <table:table-cell table:style-name="ce8"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81];&quot; = &quot;;[.L81])" office:value-type="string" office:string-value="cInitialDoc = ''" calcext:value-type="string">
            <text:p>cInitialDoc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uotas_n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tipo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NoteType</text:p>
          </table:table-cell>
          <table:table-cell table:style-name="ce4" table:formula="of:=CONCATENATE(LOWER([.D82]);[.J82])" office:value-type="string" office:string-value="nNoteType" calcext:value-type="string">
            <text:p>nNoteType</text:p>
          </table:table-cell>
          <table:table-cell table:style-name="ce8"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style-name="ce4" table:formula="of:=CONCATENATE([.K82];&quot; = &quot;;[.L82])" office:value-type="string" office:string-value="nNoteType = 0" calcext:value-type="string">
            <text:p>nNoteTyp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uotas_n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nron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10"/>
          <table:table-cell table:style-name="ce4" office:value-type="string" calcext:value-type="string">
            <text:p>NoteNum</text:p>
          </table:table-cell>
          <table:table-cell table:style-name="ce4" table:formula="of:=CONCATENATE(LOWER([.D83]);[.J83])" office:value-type="string" office:string-value="nNoteNum" calcext:value-type="string">
            <text:p>nNoteNum</text:p>
          </table:table-cell>
          <table:table-cell table:style-name="ce8"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style-name="ce4" table:formula="of:=CONCATENATE([.K83];&quot; = &quot;;[.L83])" office:value-type="string" office:string-value="nNoteNum = 0" calcext:value-type="string">
            <text:p>nNoteNum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uotas_n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nrocuo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InstallNum</text:p>
          </table:table-cell>
          <table:table-cell table:style-name="ce4" table:formula="of:=CONCATENATE(LOWER([.D84]);[.J84])" office:value-type="string" office:string-value="nInstallNum" calcext:value-type="string">
            <text:p>nInstallNum</text:p>
          </table:table-cell>
          <table:table-cell table:style-name="ce8"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style-name="ce4" table:formula="of:=CONCATENATE([.K84];&quot; = &quot;;[.L84])" office:value-type="string" office:string-value="nInstallNum = 0" calcext:value-type="string">
            <text:p>nInstallNum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cuotas_n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import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Amount</text:p>
          </table:table-cell>
          <table:table-cell table:style-name="ce4" table:formula="of:=CONCATENATE(LOWER([.D85]);[.J85])" office:value-type="string" office:string-value="nAmount" calcext:value-type="string">
            <text:p>nAmount</text:p>
          </table:table-cell>
          <table:table-cell table:style-name="ce8"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style-name="ce4" table:formula="of:=CONCATENATE([.K85];&quot; = &quot;;[.L85])" office:value-type="string" office:string-value="nAmount = 0" calcext:value-type="string">
            <text:p>nAmount = 0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Id</text:p>
          </table:table-cell>
          <table:table-cell table:style-name="ce4" table:formula="of:=CONCATENATE(LOWER([.D87]);[.J87])" office:value-type="string" office:string-value="cId" calcext:value-type="string">
            <text:p>cId</text:p>
          </table:table-cell>
          <table:table-cell table:style-name="ce8"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87];&quot; = &quot;;[.L87])" office:value-type="string" office:string-value="cId = ''" calcext:value-type="string">
            <text:p>cId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codigo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AlternCode</text:p>
          </table:table-cell>
          <table:table-cell table:style-name="ce4" table:formula="of:=CONCATENATE(LOWER([.D88]);[.J88])" office:value-type="string" office:string-value="cAlternCode" calcext:value-type="string">
            <text:p>cAlternCode</text:p>
          </table:table-cell>
          <table:table-cell table:style-name="ce8"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88];&quot; = &quot;;[.L88])" office:value-type="string" office:string-value="cAlternCode = ''" calcext:value-type="string">
            <text:p>cAlternCode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codorig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OriginCode</text:p>
          </table:table-cell>
          <table:table-cell table:style-name="ce4" table:formula="of:=CONCATENATE(LOWER([.D89]);[.J89])" office:value-type="string" office:string-value="cOriginCode" calcext:value-type="string">
            <text:p>cOriginCode</text:p>
          </table:table-cell>
          <table:table-cell table:style-name="ce8"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89];&quot; = &quot;;[.L89])" office:value-type="string" office:string-value="cOriginCode = ''" calcext:value-type="string">
            <text:p>cOriginCode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Name</text:p>
          </table:table-cell>
          <table:table-cell table:style-name="ce4" table:formula="of:=CONCATENATE(LOWER([.D90]);[.J90])" office:value-type="string" office:string-value="cName" calcext:value-type="string">
            <text:p>cName</text:p>
          </table:table-cell>
          <table:table-cell table:style-name="ce8"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90];&quot; = &quot;;[.L90])" office:value-type="string" office:string-value="cName = ''" calcext:value-type="string">
            <text:p>cName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aplicacion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Applicatio</text:p>
          </table:table-cell>
          <table:table-cell table:style-name="ce4" table:formula="of:=CONCATENATE(LOWER([.D91]);[.J91])" office:value-type="string" office:string-value="mApplicatio" calcext:value-type="string">
            <text:p>mApplicatio</text:p>
          </table:table-cell>
          <table:table-cell table:style-name="ce8"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91];&quot; = &quot;;[.L91])" office:value-type="string" office:string-value="mApplicatio = ''" calcext:value-type="string">
            <text:p>mApplicatio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lista3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List3</text:p>
          </table:table-cell>
          <table:table-cell table:style-name="ce4" table:formula="of:=CONCATENATE(LOWER([.D92]);[.J92])" office:value-type="string" office:string-value="lList3" calcext:value-type="string">
            <text:p>lList3</text:p>
          </table:table-cell>
          <table:table-cell table:style-name="ce8"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92];&quot; = &quot;;[.L92])" office:value-type="string" office:string-value="lList3 = .F." calcext:value-type="string">
            <text:p>lList3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lista4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List4</text:p>
          </table:table-cell>
          <table:table-cell table:style-name="ce4" table:formula="of:=CONCATENATE(LOWER([.D93]);[.J93])" office:value-type="string" office:string-value="lList4" calcext:value-type="string">
            <text:p>lList4</text:p>
          </table:table-cell>
          <table:table-cell table:style-name="ce8"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93];&quot; = &quot;;[.L93])" office:value-type="string" office:string-value="lList4 = .F." calcext:value-type="string">
            <text:p>lList4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lista5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List5</text:p>
          </table:table-cell>
          <table:table-cell table:style-name="ce4" table:formula="of:=CONCATENATE(LOWER([.D94]);[.J94])" office:value-type="string" office:string-value="lList5" calcext:value-type="string">
            <text:p>lList5</text:p>
          </table:table-cell>
          <table:table-cell table:style-name="ce8"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94];&quot; = &quot;;[.L94])" office:value-type="string" office:string-value="lList5 = .F." calcext:value-type="string">
            <text:p>lList5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famili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ProfitRate</text:p>
          </table:table-cell>
          <table:table-cell table:style-name="ce4" table:formula="of:=CONCATENATE(LOWER([.D95]);[.J95])" office:value-type="string" office:string-value="nProfitRate" calcext:value-type="string">
            <text:p>nProfitRate</text:p>
          </table:table-cell>
          <table:table-cell table:style-name="ce8"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style-name="ce4" table:formula="of:=CONCATENATE([.K95];&quot; = &quot;;[.L95])" office:value-type="string" office:string-value="nProfitRate = 0" calcext:value-type="string">
            <text:p>nProfitRat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rubr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Category</text:p>
          </table:table-cell>
          <table:table-cell table:style-name="ce4" table:formula="of:=CONCATENATE(LOWER([.D96]);[.J96])" office:value-type="string" office:string-value="nCategory" calcext:value-type="string">
            <text:p>nCategory</text:p>
          </table:table-cell>
          <table:table-cell table:style-name="ce8"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style-name="ce4" table:formula="of:=CONCATENATE([.K96];&quot; = &quot;;[.L96])" office:value-type="string" office:string-value="nCategory = 0" calcext:value-type="string">
            <text:p>nCategory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subrubr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SubCategor</text:p>
          </table:table-cell>
          <table:table-cell table:style-name="ce4" table:formula="of:=CONCATENATE(LOWER([.D97]);[.J97])" office:value-type="string" office:string-value="nSubCategor" calcext:value-type="string">
            <text:p>nSubCategor</text:p>
          </table:table-cell>
          <table:table-cell table:style-name="ce8"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style-name="ce4" table:formula="of:=CONCATENATE([.K97];&quot; = &quot;;[.L97])" office:value-type="string" office:string-value="nSubCategor = 0" calcext:value-type="string">
            <text:p>nSubCategor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marc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Brand</text:p>
          </table:table-cell>
          <table:table-cell table:style-name="ce4" table:formula="of:=CONCATENATE(LOWER([.D98]);[.J98])" office:value-type="string" office:string-value="nBrand" calcext:value-type="string">
            <text:p>nBrand</text:p>
          </table:table-cell>
          <table:table-cell table:style-name="ce8"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style-name="ce4" table:formula="of:=CONCATENATE([.K98];&quot; = &quot;;[.L98])" office:value-type="string" office:string-value="nBrand = 0" calcext:value-type="string">
            <text:p>nBrand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string" calcext:value-type="string">
            <text:p>unida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Unit</text:p>
          </table:table-cell>
          <table:table-cell table:style-name="ce4" table:formula="of:=CONCATENATE(LOWER([.D99]);[.J99])" office:value-type="string" office:string-value="nUnit" calcext:value-type="string">
            <text:p>nUnit</text:p>
          </table:table-cell>
          <table:table-cell table:style-name="ce8"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style-name="ce4" table:formula="of:=CONCATENATE([.K99];&quot; = &quot;;[.L99])" office:value-type="string" office:string-value="nUnit = 0" calcext:value-type="string">
            <text:p>nUnit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upplier</text:p>
          </table:table-cell>
          <table:table-cell table:style-name="ce4" table:formula="of:=CONCATENATE(LOWER([.D100]);[.J100])" office:value-type="string" office:string-value="nSupplier" calcext:value-type="string">
            <text:p>nSupplier</text:p>
          </table:table-cell>
          <table:table-cell table:style-name="ce8"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style-name="ce4" table:formula="of:=CONCATENATE([.K100];&quot; = &quot;;[.L100])" office:value-type="string" office:string-value="nSupplier = 0" calcext:value-type="string">
            <text:p>nSupplier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procedenc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untry</text:p>
          </table:table-cell>
          <table:table-cell table:style-name="ce4" table:formula="of:=CONCATENATE(LOWER([.D101]);[.J101])" office:value-type="string" office:string-value="nCountry" calcext:value-type="string">
            <text:p>nCountry</text:p>
          </table:table-cell>
          <table:table-cell table:style-name="ce8"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style-name="ce4" table:formula="of:=CONCATENATE([.K101];&quot; = &quot;;[.L101])" office:value-type="string" office:string-value="nCountry = 0" calcext:value-type="string">
            <text:p>nCountry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ubicacion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/>
          <table:table-cell table:style-name="ce8"/>
          <table:table-cell table:style-name="ce4" office:value-type="string" calcext:value-type="string">
            <text:p>Location</text:p>
          </table:table-cell>
          <table:table-cell table:style-name="ce4" table:formula="of:=CONCATENATE(LOWER([.D102]);[.J102])" office:value-type="string" office:string-value="cLocation" calcext:value-type="string">
            <text:p>cLocation</text:p>
          </table:table-cell>
          <table:table-cell table:style-name="ce8"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02];&quot; = &quot;;[.L102])" office:value-type="string" office:string-value="cLocation = ''" calcext:value-type="string">
            <text:p>cLocation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string" calcext:value-type="string">
            <text:p>vigente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Active</text:p>
          </table:table-cell>
          <table:table-cell table:style-name="ce4" table:formula="of:=CONCATENATE(LOWER([.D103]);[.J103])" office:value-type="string" office:string-value="lActive" calcext:value-type="string">
            <text:p>lActive</text:p>
          </table:table-cell>
          <table:table-cell table:style-name="ce8"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103];&quot; = &quot;;[.L103])" office:value-type="string" office:string-value="lActive = .F." calcext:value-type="string">
            <text:p>lActive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lpreci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PriceList</text:p>
          </table:table-cell>
          <table:table-cell table:style-name="ce4" table:formula="of:=CONCATENATE(LOWER([.D104]);[.J104])" office:value-type="string" office:string-value="lPriceList" calcext:value-type="string">
            <text:p>lPriceList</text:p>
          </table:table-cell>
          <table:table-cell table:style-name="ce8"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104];&quot; = &quot;;[.L104])" office:value-type="string" office:string-value="lPriceList = .F." calcext:value-type="string">
            <text:p>lPriceList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impuest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Taxed</text:p>
          </table:table-cell>
          <table:table-cell table:style-name="ce4" table:formula="of:=CONCATENATE(LOWER([.D105]);[.J105])" office:value-type="string" office:string-value="lTaxed" calcext:value-type="string">
            <text:p>lTaxed</text:p>
          </table:table-cell>
          <table:table-cell table:style-name="ce8"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105];&quot; = &quot;;[.L105])" office:value-type="string" office:string-value="lTaxed = .F." calcext:value-type="string">
            <text:p>lTaxed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pimpuest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TaxRate</text:p>
          </table:table-cell>
          <table:table-cell table:style-name="ce4" table:formula="of:=CONCATENATE(LOWER([.D106]);[.J106])" office:value-type="string" office:string-value="nTaxRate" calcext:value-type="string">
            <text:p>nTaxRate</text:p>
          </table:table-cell>
          <table:table-cell table:style-name="ce8"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style-name="ce4" table:formula="of:=CONCATENATE([.K106];&quot; = &quot;;[.L106])" office:value-type="string" office:string-value="nTaxRate = 0" calcext:value-type="string">
            <text:p>nTaxRat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string" calcext:value-type="string">
            <text:p>pcostog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stPricG</text:p>
          </table:table-cell>
          <table:table-cell table:style-name="ce4" table:formula="of:=CONCATENATE(LOWER([.D107]);[.J107])" office:value-type="string" office:string-value="nCostPricG" calcext:value-type="string">
            <text:p>nCostPricG</text:p>
          </table:table-cell>
          <table:table-cell table:style-name="ce8"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style-name="ce4" table:formula="of:=CONCATENATE([.K107];&quot; = &quot;;[.L107])" office:value-type="string" office:string-value="nCostPricG = 0" calcext:value-type="string">
            <text:p>nCostPricG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string" calcext:value-type="string">
            <text:p>pcostog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stPricG2</text:p>
          </table:table-cell>
          <table:table-cell table:style-name="ce4" table:formula="of:=CONCATENATE(LOWER([.D108]);[.J108])" office:value-type="string" office:string-value="nCostPricG2" calcext:value-type="string">
            <text:p>nCostPricG2</text:p>
          </table:table-cell>
          <table:table-cell table:style-name="ce8"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style-name="ce4" table:formula="of:=CONCATENATE([.K108];&quot; = &quot;;[.L108])" office:value-type="string" office:string-value="nCostPricG2 = 0" calcext:value-type="string">
            <text:p>nCostPricG2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string" calcext:value-type="string">
            <text:p>pcosto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stPricD</text:p>
          </table:table-cell>
          <table:table-cell table:style-name="ce4" table:formula="of:=CONCATENATE(LOWER([.D109]);[.J109])" office:value-type="string" office:string-value="nCostPricD" calcext:value-type="string">
            <text:p>nCostPricD</text:p>
          </table:table-cell>
          <table:table-cell table:style-name="ce8"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style-name="ce4" table:formula="of:=CONCATENATE([.K109];&quot; = &quot;;[.L109])" office:value-type="string" office:string-value="nCostPricD = 0" calcext:value-type="string">
            <text:p>nCostPricD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string" calcext:value-type="string">
            <text:p>pcostog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stPricGr</text:p>
          </table:table-cell>
          <table:table-cell table:style-name="ce4" table:formula="of:=CONCATENATE(LOWER([.D110]);[.J110])" office:value-type="string" office:string-value="nCostPricGr" calcext:value-type="string">
            <text:p>nCostPricGr</text:p>
          </table:table-cell>
          <table:table-cell table:style-name="ce8"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style-name="ce4" table:formula="of:=CONCATENATE([.K110];&quot; = &quot;;[.L110])" office:value-type="string" office:string-value="nCostPricGr = 0" calcext:value-type="string">
            <text:p>nCostPricGr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string" calcext:value-type="string">
            <text:p>pcostod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stPricDr</text:p>
          </table:table-cell>
          <table:table-cell table:style-name="ce4" table:formula="of:=CONCATENATE(LOWER([.D111]);[.J111])" office:value-type="string" office:string-value="nCostPricDr" calcext:value-type="string">
            <text:p>nCostPricDr</text:p>
          </table:table-cell>
          <table:table-cell table:style-name="ce8"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style-name="ce4" table:formula="of:=CONCATENATE([.K111];&quot; = &quot;;[.L111])" office:value-type="string" office:string-value="nCostPricDr = 0" calcext:value-type="string">
            <text:p>nCostPricDr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string" calcext:value-type="string">
            <text:p>pcostog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stPriGre</text:p>
          </table:table-cell>
          <table:table-cell table:style-name="ce4" table:formula="of:=CONCATENATE(LOWER([.D112]);[.J112])" office:value-type="string" office:string-value="nCostPriGre" calcext:value-type="string">
            <text:p>nCostPriGre</text:p>
          </table:table-cell>
          <table:table-cell table:style-name="ce8"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style-name="ce4" table:formula="of:=CONCATENATE([.K112];&quot; = &quot;;[.L112])" office:value-type="string" office:string-value="nCostPriGre = 0" calcext:value-type="string">
            <text:p>nCostPriGr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string" calcext:value-type="string">
            <text:p>pcostod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ostPriDre</text:p>
          </table:table-cell>
          <table:table-cell table:style-name="ce4" table:formula="of:=CONCATENATE(LOWER([.D113]);[.J113])" office:value-type="string" office:string-value="nCostPriDre" calcext:value-type="string">
            <text:p>nCostPriDre</text:p>
          </table:table-cell>
          <table:table-cell table:style-name="ce8"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style-name="ce4" table:formula="of:=CONCATENATE([.K113];&quot; = &quot;;[.L113])" office:value-type="string" office:string-value="nCostPriDre = 0" calcext:value-type="string">
            <text:p>nCostPriDre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string" calcext:value-type="string">
            <text:p>pventag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G1</text:p>
          </table:table-cell>
          <table:table-cell table:style-name="ce4" table:formula="of:=CONCATENATE(LOWER([.D114]);[.J114])" office:value-type="string" office:string-value="nSalePricG1" calcext:value-type="string">
            <text:p>nSalePricG1</text:p>
          </table:table-cell>
          <table:table-cell table:style-name="ce8"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style-name="ce4" table:formula="of:=CONCATENATE([.K114];&quot; = &quot;;[.L114])" office:value-type="string" office:string-value="nSalePricG1 = 0" calcext:value-type="string">
            <text:p>nSalePricG1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pventag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G2</text:p>
          </table:table-cell>
          <table:table-cell table:style-name="ce4" table:formula="of:=CONCATENATE(LOWER([.D115]);[.J115])" office:value-type="string" office:string-value="nSalePricG2" calcext:value-type="string">
            <text:p>nSalePricG2</text:p>
          </table:table-cell>
          <table:table-cell table:style-name="ce8"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style-name="ce4" table:formula="of:=CONCATENATE([.K115];&quot; = &quot;;[.L115])" office:value-type="string" office:string-value="nSalePricG2 = 0" calcext:value-type="string">
            <text:p>nSalePricG2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string" calcext:value-type="string">
            <text:p>pventag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G3</text:p>
          </table:table-cell>
          <table:table-cell table:style-name="ce4" table:formula="of:=CONCATENATE(LOWER([.D116]);[.J116])" office:value-type="string" office:string-value="nSalePricG3" calcext:value-type="string">
            <text:p>nSalePricG3</text:p>
          </table:table-cell>
          <table:table-cell table:style-name="ce8"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style-name="ce4" table:formula="of:=CONCATENATE([.K116];&quot; = &quot;;[.L116])" office:value-type="string" office:string-value="nSalePricG3 = 0" calcext:value-type="string">
            <text:p>nSalePricG3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1" calcext:value-type="float">
            <text:p>31</text:p>
          </table:table-cell>
          <table:table-cell table:style-name="ce4" office:value-type="string" calcext:value-type="string">
            <text:p>pventag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G4</text:p>
          </table:table-cell>
          <table:table-cell table:style-name="ce4" table:formula="of:=CONCATENATE(LOWER([.D117]);[.J117])" office:value-type="string" office:string-value="nSalePricG4" calcext:value-type="string">
            <text:p>nSalePricG4</text:p>
          </table:table-cell>
          <table:table-cell table:style-name="ce8"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style-name="ce4" table:formula="of:=CONCATENATE([.K117];&quot; = &quot;;[.L117])" office:value-type="string" office:string-value="nSalePricG4 = 0" calcext:value-type="string">
            <text:p>nSalePricG4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2" calcext:value-type="float">
            <text:p>32</text:p>
          </table:table-cell>
          <table:table-cell table:style-name="ce4" office:value-type="string" calcext:value-type="string">
            <text:p>pventag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G5</text:p>
          </table:table-cell>
          <table:table-cell table:style-name="ce4" table:formula="of:=CONCATENATE(LOWER([.D118]);[.J118])" office:value-type="string" office:string-value="nSalePricG5" calcext:value-type="string">
            <text:p>nSalePricG5</text:p>
          </table:table-cell>
          <table:table-cell table:style-name="ce8"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style-name="ce4" table:formula="of:=CONCATENATE([.K118];&quot; = &quot;;[.L118])" office:value-type="string" office:string-value="nSalePricG5 = 0" calcext:value-type="string">
            <text:p>nSalePricG5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3" calcext:value-type="float">
            <text:p>33</text:p>
          </table:table-cell>
          <table:table-cell table:style-name="ce4" office:value-type="string" calcext:value-type="string">
            <text:p>pventad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D1</text:p>
          </table:table-cell>
          <table:table-cell table:style-name="ce4" table:formula="of:=CONCATENATE(LOWER([.D119]);[.J119])" office:value-type="string" office:string-value="nSalePricD1" calcext:value-type="string">
            <text:p>nSalePricD1</text:p>
          </table:table-cell>
          <table:table-cell table:style-name="ce8"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style-name="ce4" table:formula="of:=CONCATENATE([.K119];&quot; = &quot;;[.L119])" office:value-type="string" office:string-value="nSalePricD1 = 0" calcext:value-type="string">
            <text:p>nSalePricD1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4" calcext:value-type="float">
            <text:p>34</text:p>
          </table:table-cell>
          <table:table-cell table:style-name="ce4" office:value-type="string" calcext:value-type="string">
            <text:p>pventad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D2</text:p>
          </table:table-cell>
          <table:table-cell table:style-name="ce4" table:formula="of:=CONCATENATE(LOWER([.D120]);[.J120])" office:value-type="string" office:string-value="nSalePricD2" calcext:value-type="string">
            <text:p>nSalePricD2</text:p>
          </table:table-cell>
          <table:table-cell table:style-name="ce8"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style-name="ce4" table:formula="of:=CONCATENATE([.K120];&quot; = &quot;;[.L120])" office:value-type="string" office:string-value="nSalePricD2 = 0" calcext:value-type="string">
            <text:p>nSalePricD2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5" calcext:value-type="float">
            <text:p>35</text:p>
          </table:table-cell>
          <table:table-cell table:style-name="ce4" office:value-type="string" calcext:value-type="string">
            <text:p>pventad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D3</text:p>
          </table:table-cell>
          <table:table-cell table:style-name="ce4" table:formula="of:=CONCATENATE(LOWER([.D121]);[.J121])" office:value-type="string" office:string-value="nSalePricD3" calcext:value-type="string">
            <text:p>nSalePricD3</text:p>
          </table:table-cell>
          <table:table-cell table:style-name="ce8"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style-name="ce4" table:formula="of:=CONCATENATE([.K121];&quot; = &quot;;[.L121])" office:value-type="string" office:string-value="nSalePricD3 = 0" calcext:value-type="string">
            <text:p>nSalePricD3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6" calcext:value-type="float">
            <text:p>36</text:p>
          </table:table-cell>
          <table:table-cell table:style-name="ce4" office:value-type="string" calcext:value-type="string">
            <text:p>pventad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D4</text:p>
          </table:table-cell>
          <table:table-cell table:style-name="ce4" table:formula="of:=CONCATENATE(LOWER([.D122]);[.J122])" office:value-type="string" office:string-value="nSalePricD4" calcext:value-type="string">
            <text:p>nSalePricD4</text:p>
          </table:table-cell>
          <table:table-cell table:style-name="ce8"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style-name="ce4" table:formula="of:=CONCATENATE([.K122];&quot; = &quot;;[.L122])" office:value-type="string" office:string-value="nSalePricD4 = 0" calcext:value-type="string">
            <text:p>nSalePricD4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7" calcext:value-type="float">
            <text:p>37</text:p>
          </table:table-cell>
          <table:table-cell table:style-name="ce4" office:value-type="string" calcext:value-type="string">
            <text:p>pventad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SalePricD5</text:p>
          </table:table-cell>
          <table:table-cell table:style-name="ce4" table:formula="of:=CONCATENATE(LOWER([.D123]);[.J123])" office:value-type="string" office:string-value="nSalePricD5" calcext:value-type="string">
            <text:p>nSalePricD5</text:p>
          </table:table-cell>
          <table:table-cell table:style-name="ce8"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style-name="ce4" table:formula="of:=CONCATENATE([.K123];&quot; = &quot;;[.L123])" office:value-type="string" office:string-value="nSalePricD5 = 0" calcext:value-type="string">
            <text:p>nSalePricD5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8" calcext:value-type="float">
            <text:p>38</text:p>
          </table:table-cell>
          <table:table-cell table:style-name="ce4" office:value-type="string" calcext:value-type="string">
            <text:p>updprices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UpdatePric</text:p>
          </table:table-cell>
          <table:table-cell table:style-name="ce4" table:formula="of:=CONCATENATE(LOWER([.D124]);[.J124])" office:value-type="string" office:string-value="lUpdatePric" calcext:value-type="string">
            <text:p>lUpdatePric</text:p>
          </table:table-cell>
          <table:table-cell table:style-name="ce8"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124];&quot; = &quot;;[.L124])" office:value-type="string" office:string-value="lUpdatePric = .F." calcext:value-type="string">
            <text:p>lUpdatePric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39" calcext:value-type="float">
            <text:p>39</text:p>
          </table:table-cell>
          <table:table-cell table:style-name="ce4" office:value-type="string" calcext:value-type="string">
            <text:p>paumento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PctIncrea1</text:p>
          </table:table-cell>
          <table:table-cell table:style-name="ce4" table:formula="of:=CONCATENATE(LOWER([.D125]);[.J125])" office:value-type="string" office:string-value="nPctIncrea1" calcext:value-type="string">
            <text:p>nPctIncrea1</text:p>
          </table:table-cell>
          <table:table-cell table:style-name="ce8"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style-name="ce4" table:formula="of:=CONCATENATE([.K125];&quot; = &quot;;[.L125])" office:value-type="string" office:string-value="nPctIncrea1 = 0" calcext:value-type="string">
            <text:p>nPctIncrea1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0" calcext:value-type="float">
            <text:p>40</text:p>
          </table:table-cell>
          <table:table-cell table:style-name="ce4" office:value-type="string" calcext:value-type="string">
            <text:p>paumento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PctIncrea2</text:p>
          </table:table-cell>
          <table:table-cell table:style-name="ce4" table:formula="of:=CONCATENATE(LOWER([.D126]);[.J126])" office:value-type="string" office:string-value="nPctIncrea2" calcext:value-type="string">
            <text:p>nPctIncrea2</text:p>
          </table:table-cell>
          <table:table-cell table:style-name="ce8"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style-name="ce4" table:formula="of:=CONCATENATE([.K126];&quot; = &quot;;[.L126])" office:value-type="string" office:string-value="nPctIncrea2 = 0" calcext:value-type="string">
            <text:p>nPctIncrea2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1" calcext:value-type="float">
            <text:p>41</text:p>
          </table:table-cell>
          <table:table-cell table:style-name="ce4" office:value-type="string" calcext:value-type="string">
            <text:p>paumento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PctIncrea3</text:p>
          </table:table-cell>
          <table:table-cell table:style-name="ce4" table:formula="of:=CONCATENATE(LOWER([.D127]);[.J127])" office:value-type="string" office:string-value="nPctIncrea3" calcext:value-type="string">
            <text:p>nPctIncrea3</text:p>
          </table:table-cell>
          <table:table-cell table:style-name="ce8"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style-name="ce4" table:formula="of:=CONCATENATE([.K127];&quot; = &quot;;[.L127])" office:value-type="string" office:string-value="nPctIncrea3 = 0" calcext:value-type="string">
            <text:p>nPctIncrea3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2" calcext:value-type="float">
            <text:p>42</text:p>
          </table:table-cell>
          <table:table-cell table:style-name="ce4" office:value-type="string" calcext:value-type="string">
            <text:p>paumento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PctIncrea4</text:p>
          </table:table-cell>
          <table:table-cell table:style-name="ce4" table:formula="of:=CONCATENATE(LOWER([.D128]);[.J128])" office:value-type="string" office:string-value="nPctIncrea4" calcext:value-type="string">
            <text:p>nPctIncrea4</text:p>
          </table:table-cell>
          <table:table-cell table:style-name="ce8"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style-name="ce4" table:formula="of:=CONCATENATE([.K128];&quot; = &quot;;[.L128])" office:value-type="string" office:string-value="nPctIncrea4 = 0" calcext:value-type="string">
            <text:p>nPctIncrea4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3" calcext:value-type="float">
            <text:p>43</text:p>
          </table:table-cell>
          <table:table-cell table:style-name="ce4" office:value-type="string" calcext:value-type="string">
            <text:p>paumento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PctIncrea5</text:p>
          </table:table-cell>
          <table:table-cell table:style-name="ce4" table:formula="of:=CONCATENATE(LOWER([.D129]);[.J129])" office:value-type="string" office:string-value="nPctIncrea5" calcext:value-type="string">
            <text:p>nPctIncrea5</text:p>
          </table:table-cell>
          <table:table-cell table:style-name="ce8"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style-name="ce4" table:formula="of:=CONCATENATE([.K129];&quot; = &quot;;[.L129])" office:value-type="string" office:string-value="nPctIncrea5 = 0" calcext:value-type="string">
            <text:p>nPctIncrea5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4" calcext:value-type="float">
            <text:p>44</text:p>
          </table:table-cell>
          <table:table-cell table:style-name="ce4" office:value-type="string" calcext:value-type="string">
            <text:p>stock_mi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MinimStock</text:p>
          </table:table-cell>
          <table:table-cell table:style-name="ce4" table:formula="of:=CONCATENATE(LOWER([.D130]);[.J130])" office:value-type="string" office:string-value="nMinimStock" calcext:value-type="string">
            <text:p>nMinimStock</text:p>
          </table:table-cell>
          <table:table-cell table:style-name="ce8"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style-name="ce4" table:formula="of:=CONCATENATE([.K130];&quot; = &quot;;[.L130])" office:value-type="string" office:string-value="nMinimStock = 0" calcext:value-type="string">
            <text:p>nMinimStock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5" calcext:value-type="float">
            <text:p>45</text:p>
          </table:table-cell>
          <table:table-cell table:style-name="ce4" office:value-type="string" calcext:value-type="string">
            <text:p>stock_max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MaximStock</text:p>
          </table:table-cell>
          <table:table-cell table:style-name="ce4" table:formula="of:=CONCATENATE(LOWER([.D131]);[.J131])" office:value-type="string" office:string-value="nMaximStock" calcext:value-type="string">
            <text:p>nMaximStock</text:p>
          </table:table-cell>
          <table:table-cell table:style-name="ce8"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style-name="ce4" table:formula="of:=CONCATENATE([.K131];&quot; = &quot;;[.L131])" office:value-type="string" office:string-value="nMaximStock = 0" calcext:value-type="string">
            <text:p>nMaximStock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6" calcext:value-type="float">
            <text:p>46</text:p>
          </table:table-cell>
          <table:table-cell table:style-name="ce4" office:value-type="string" calcext:value-type="string">
            <text:p>polinvsmin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InvPolMinS</text:p>
          </table:table-cell>
          <table:table-cell table:style-name="ce4" table:formula="of:=CONCATENATE(LOWER([.D132]);[.J132])" office:value-type="string" office:string-value="lInvPolMinS" calcext:value-type="string">
            <text:p>lInvPolMinS</text:p>
          </table:table-cell>
          <table:table-cell table:style-name="ce8"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132];&quot; = &quot;;[.L132])" office:value-type="string" office:string-value="lInvPolMinS = .F." calcext:value-type="string">
            <text:p>lInvPolMinS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7" calcext:value-type="float">
            <text:p>47</text:p>
          </table:table-cell>
          <table:table-cell table:style-name="ce4" office:value-type="string" calcext:value-type="string">
            <text:p>polinvsmax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InvPolMaxS</text:p>
          </table:table-cell>
          <table:table-cell table:style-name="ce4" table:formula="of:=CONCATENATE(LOWER([.D133]);[.J133])" office:value-type="string" office:string-value="lInvPolMaxS" calcext:value-type="string">
            <text:p>lInvPolMaxS</text:p>
          </table:table-cell>
          <table:table-cell table:style-name="ce8"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133];&quot; = &quot;;[.L133])" office:value-type="string" office:string-value="lInvPolMaxS = .F." calcext:value-type="string">
            <text:p>lInvPolMaxS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8" calcext:value-type="float">
            <text:p>48</text:p>
          </table:table-cell>
          <table:table-cell table:style-name="ce4" office:value-type="string" calcext:value-type="string">
            <text:p>garantia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Warranty</text:p>
          </table:table-cell>
          <table:table-cell table:style-name="ce4" table:formula="of:=CONCATENATE(LOWER([.D134]);[.J134])" office:value-type="string" office:string-value="cWarranty" calcext:value-type="string">
            <text:p>cWarranty</text:p>
          </table:table-cell>
          <table:table-cell table:style-name="ce8"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34];&quot; = &quot;;[.L134])" office:value-type="string" office:string-value="cWarranty = ''" calcext:value-type="string">
            <text:p>cWarranty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49" calcext:value-type="float">
            <text:p>49</text:p>
          </table:table-cell>
          <table:table-cell table:style-name="ce4" office:value-type="string" calcext:value-type="string">
            <text:p>caracter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haracter1</text:p>
          </table:table-cell>
          <table:table-cell table:style-name="ce4" table:formula="of:=CONCATENATE(LOWER([.D135]);[.J135])" office:value-type="string" office:string-value="cCharacter1" calcext:value-type="string">
            <text:p>cCharacter1</text:p>
          </table:table-cell>
          <table:table-cell table:style-name="ce8"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35];&quot; = &quot;;[.L135])" office:value-type="string" office:string-value="cCharacter1 = ''" calcext:value-type="string">
            <text:p>cCharacter1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0" calcext:value-type="float">
            <text:p>50</text:p>
          </table:table-cell>
          <table:table-cell table:style-name="ce4" office:value-type="string" calcext:value-type="string">
            <text:p>caracter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haracter2</text:p>
          </table:table-cell>
          <table:table-cell table:style-name="ce4" table:formula="of:=CONCATENATE(LOWER([.D136]);[.J136])" office:value-type="string" office:string-value="cCharacter2" calcext:value-type="string">
            <text:p>cCharacter2</text:p>
          </table:table-cell>
          <table:table-cell table:style-name="ce8"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36];&quot; = &quot;;[.L136])" office:value-type="string" office:string-value="cCharacter2 = ''" calcext:value-type="string">
            <text:p>cCharacter2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1" calcext:value-type="float">
            <text:p>51</text:p>
          </table:table-cell>
          <table:table-cell table:style-name="ce4" office:value-type="string" calcext:value-type="string">
            <text:p>caracter3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haracter3</text:p>
          </table:table-cell>
          <table:table-cell table:style-name="ce4" table:formula="of:=CONCATENATE(LOWER([.D137]);[.J137])" office:value-type="string" office:string-value="cCharacter3" calcext:value-type="string">
            <text:p>cCharacter3</text:p>
          </table:table-cell>
          <table:table-cell table:style-name="ce8"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37];&quot; = &quot;;[.L137])" office:value-type="string" office:string-value="cCharacter3 = ''" calcext:value-type="string">
            <text:p>cCharacter3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2" calcext:value-type="float">
            <text:p>52</text:p>
          </table:table-cell>
          <table:table-cell table:style-name="ce4" office:value-type="string" calcext:value-type="string">
            <text:p>otros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Others1</text:p>
          </table:table-cell>
          <table:table-cell table:style-name="ce4" table:formula="of:=CONCATENATE(LOWER([.D138]);[.J138])" office:value-type="string" office:string-value="cOthers1" calcext:value-type="string">
            <text:p>cOthers1</text:p>
          </table:table-cell>
          <table:table-cell table:style-name="ce8"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38];&quot; = &quot;;[.L138])" office:value-type="string" office:string-value="cOthers1 = ''" calcext:value-type="string">
            <text:p>cOthers1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3" calcext:value-type="float">
            <text:p>53</text:p>
          </table:table-cell>
          <table:table-cell table:style-name="ce4" office:value-type="string" calcext:value-type="string">
            <text:p>otros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Others2</text:p>
          </table:table-cell>
          <table:table-cell table:style-name="ce4" table:formula="of:=CONCATENATE(LOWER([.D139]);[.J139])" office:value-type="string" office:string-value="cOthers2" calcext:value-type="string">
            <text:p>cOthers2</text:p>
          </table:table-cell>
          <table:table-cell table:style-name="ce8"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39];&quot; = &quot;;[.L139])" office:value-type="string" office:string-value="cOthers2 = ''" calcext:value-type="string">
            <text:p>cOthers2 = ''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4" calcext:value-type="float">
            <text:p>54</text:p>
          </table:table-cell>
          <table:table-cell table:style-name="ce4" office:value-type="string" calcext:value-type="string">
            <text:p>fecucompra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DatLastPur</text:p>
          </table:table-cell>
          <table:table-cell table:style-name="ce4" table:formula="of:=CONCATENATE(LOWER([.D140]);[.J140])" office:value-type="string" office:string-value="dDatLastPur" calcext:value-type="string">
            <text:p>dDatLastPur</text:p>
          </table:table-cell>
          <table:table-cell table:style-name="ce8"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140];&quot; = &quot;;[.L140])" office:value-type="string" office:string-value="dDatLastPur = {}" calcext:value-type="string">
            <text:p>dDatLastPur = {}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5" calcext:value-type="float">
            <text:p>55</text:p>
          </table:table-cell>
          <table:table-cell table:style-name="ce4" office:value-type="string" calcext:value-type="string">
            <text:p>fecrepo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DatLastEdt</text:p>
          </table:table-cell>
          <table:table-cell table:style-name="ce4" table:formula="of:=CONCATENATE(LOWER([.D141]);[.J141])" office:value-type="string" office:string-value="dDatLastEdt" calcext:value-type="string">
            <text:p>dDatLastEdt</text:p>
          </table:table-cell>
          <table:table-cell table:style-name="ce8"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141];&quot; = &quot;;[.L141])" office:value-type="string" office:string-value="dDatLastEdt = {}" calcext:value-type="string">
            <text:p>dDatLastEdt = {}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6" calcext:value-type="float">
            <text:p>56</text:p>
          </table:table-cell>
          <table:table-cell table:style-name="ce4" office:value-type="string" calcext:value-type="string">
            <text:p>stock_act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CurrStock</text:p>
          </table:table-cell>
          <table:table-cell table:style-name="ce4" table:formula="of:=CONCATENATE(LOWER([.D142]);[.J142])" office:value-type="string" office:string-value="nCurrStock" calcext:value-type="string">
            <text:p>nCurrStock</text:p>
          </table:table-cell>
          <table:table-cell table:style-name="ce8"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style-name="ce4" table:formula="of:=CONCATENATE([.K142];&quot; = &quot;;[.L142])" office:value-type="string" office:string-value="nCurrStock = 0" calcext:value-type="string">
            <text:p>nCurrStock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7" calcext:value-type="float">
            <text:p>57</text:p>
          </table:table-cell>
          <table:table-cell table:style-name="ce4" office:value-type="string" calcext:value-type="string">
            <text:p>stock_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WoStock</text:p>
          </table:table-cell>
          <table:table-cell table:style-name="ce4" table:formula="of:=CONCATENATE(LOWER([.D143]);[.J143])" office:value-type="string" office:string-value="nWoStock" calcext:value-type="string">
            <text:p>nWoStock</text:p>
          </table:table-cell>
          <table:table-cell table:style-name="ce8"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style-name="ce4" table:formula="of:=CONCATENATE([.K143];&quot; = &quot;;[.L143])" office:value-type="string" office:string-value="nWoStock = 0" calcext:value-type="string">
            <text:p>nWoStock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8" calcext:value-type="float">
            <text:p>58</text:p>
          </table:table-cell>
          <table:table-cell table:style-name="ce4" office:value-type="string" calcext:value-type="string">
            <text:p>id_loc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Branch</text:p>
          </table:table-cell>
          <table:table-cell table:style-name="ce4" table:formula="of:=CONCATENATE(LOWER([.D144]);[.J144])" office:value-type="string" office:string-value="nBranch" calcext:value-type="string">
            <text:p>nBranch</text:p>
          </table:table-cell>
          <table:table-cell table:style-name="ce8"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style-name="ce4" table:formula="of:=CONCATENATE([.K144];&quot; = &quot;;[.L144])" office:value-type="string" office:string-value="nBranch = 0" calcext:value-type="string">
            <text:p>nBranch = 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59" calcext:value-type="float">
            <text:p>59</text:p>
          </table:table-cell>
          <table:table-cell table:style-name="ce4" office:value-type="string" calcext:value-type="string">
            <text:p>stock_excl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ExcluStock</text:p>
          </table:table-cell>
          <table:table-cell table:style-name="ce4" table:formula="of:=CONCATENATE(LOWER([.D145]);[.J145])" office:value-type="string" office:string-value="lExcluStock" calcext:value-type="string">
            <text:p>lExcluStock</text:p>
          </table:table-cell>
          <table:table-cell table:style-name="ce8"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145];&quot; = &quot;;[.L145])" office:value-type="string" office:string-value="lExcluStock = .F." calcext:value-type="string">
            <text:p>lExcluStock = .F.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maesprod</text:p>
          </table:table-cell>
          <table:table-cell table:style-name="ce8" office:value-type="float" office:value="60" calcext:value-type="float">
            <text:p>60</text:p>
          </table:table-cell>
          <table:table-cell table:style-name="ce4" office:value-type="string" calcext:value-type="string">
            <text:p>id_product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8"/>
          <table:table-cell table:style-name="ce11"/>
          <table:table-cell table:style-name="ce8"/>
          <table:table-cell table:style-name="ce4" office:value-type="string" calcext:value-type="string">
            <text:p>ItemId</text:p>
          </table:table-cell>
          <table:table-cell table:style-name="ce4" table:formula="of:=CONCATENATE(LOWER([.D146]);[.J146])" office:value-type="string" office:string-value="cItemId" calcext:value-type="string">
            <text:p>cItemId</text:p>
          </table:table-cell>
          <table:table-cell table:style-name="ce8"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46];&quot; = &quot;;[.L146])" office:value-type="string" office:string-value="cItemId = ''" calcext:value-type="string">
            <text:p>cItemId = ''</text:p>
          </table:table-cell>
          <table:table-cell table:style-name="ce4" table:number-columns-repeated="2"/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0" office:value-type="string" calcext:value-type="string">
            <text:p>Yes</text:p>
          </table:table-cell>
          <table:table-cell table:style-name="ce12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direc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direc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ciudad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fax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e_mail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ruc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dias_plaz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duen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telduen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string" calcext:value-type="string">
            <text:p>gtegral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string" calcext:value-type="string">
            <text:p>telgg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gteventas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telgv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string" calcext:value-type="string">
            <text:p>gtemkg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string" calcext:value-type="string">
            <text:p>telgm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string" calcext:value-type="string">
            <text:p>stecnico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string" calcext:value-type="string">
            <text:p>stdirec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string" calcext:value-type="string">
            <text:p>stdirec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string" calcext:value-type="string">
            <text:p>sttel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string" calcext:value-type="string">
            <text:p>sthablar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4" calcext:value-type="float">
            <text:p>24</text:p>
          </table:table-cell>
          <table:table-cell table:style-name="ce4" office:value-type="string" calcext:value-type="string">
            <text:p>vendedor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string" calcext:value-type="string">
            <text:p>larti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string" calcext:value-type="string">
            <text:p>tvend1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string" calcext:value-type="string">
            <text:p>vendedor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string" calcext:value-type="string">
            <text:p>larti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tvend2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string" calcext:value-type="string">
            <text:p>vendedor3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1" calcext:value-type="float">
            <text:p>31</text:p>
          </table:table-cell>
          <table:table-cell table:style-name="ce4" office:value-type="string" calcext:value-type="string">
            <text:p>larti3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2" calcext:value-type="float">
            <text:p>32</text:p>
          </table:table-cell>
          <table:table-cell table:style-name="ce4" office:value-type="string" calcext:value-type="string">
            <text:p>tvend3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3" calcext:value-type="float">
            <text:p>33</text:p>
          </table:table-cell>
          <table:table-cell table:style-name="ce4" office:value-type="string" calcext:value-type="string">
            <text:p>vendedor4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4" calcext:value-type="float">
            <text:p>34</text:p>
          </table:table-cell>
          <table:table-cell table:style-name="ce4" office:value-type="string" calcext:value-type="string">
            <text:p>larti4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5" calcext:value-type="float">
            <text:p>35</text:p>
          </table:table-cell>
          <table:table-cell table:style-name="ce4" office:value-type="string" calcext:value-type="string">
            <text:p>tvend4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6" calcext:value-type="float">
            <text:p>36</text:p>
          </table:table-cell>
          <table:table-cell table:style-name="ce4" office:value-type="string" calcext:value-type="string">
            <text:p>vendedor5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7" calcext:value-type="float">
            <text:p>37</text:p>
          </table:table-cell>
          <table:table-cell table:style-name="ce4" office:value-type="string" calcext:value-type="string">
            <text:p>larti5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8" calcext:value-type="float">
            <text:p>38</text:p>
          </table:table-cell>
          <table:table-cell table:style-name="ce4" office:value-type="string" calcext:value-type="string">
            <text:p>tvend5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39" calcext:value-type="float">
            <text:p>39</text:p>
          </table:table-cell>
          <table:table-cell table:style-name="ce4" office:value-type="string" calcext:value-type="string">
            <text:p>saldo_act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40" calcext:value-type="float">
            <text:p>40</text:p>
          </table:table-cell>
          <table:table-cell table:style-name="ce4" office:value-type="string" calcext:value-type="string">
            <text:p>saldo_usd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41" calcext:value-type="float">
            <text:p>41</text:p>
          </table:table-cell>
          <table:table-cell table:style-name="ce4" office:value-type="string" calcext:value-type="string">
            <text:p>vigente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proveedo</text:p>
          </table:table-cell>
          <table:table-cell table:style-name="ce8" office:value-type="float" office:value="42" calcext:value-type="float">
            <text:p>42</text:p>
          </table:table-cell>
          <table:table-cell table:style-name="ce4" office:value-type="string" calcext:value-type="string">
            <text:p>id_loc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style-name="ce11"/>
          <table:table-cell table:style-name="ce8" office:value-type="string" calcext:value-type="string">
            <text:p>supplier</text:p>
          </table:table-cell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tiporec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191];&quot; &quot;;[.D191];&quot;(&quot;;[.E191];IF(EXACT([.F191];&quot;&quot;);&quot;&quot;;CONCATENATE(&quot;,&quot;;[.F191]));&quot;), ;&quot;)" office:value-type="string" office:string-value="        tiporeci N(1), ;" calcext:value-type="string">
            <text:p><text:s text:c="8"/>tiporeci N(1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ReceipType</text:p>
          </table:table-cell>
          <table:table-cell table:style-name="ce4" table:formula="of:=CONCATENATE(LOWER([.D191]);[.J191])" office:value-type="string" office:string-value="nReceipType" calcext:value-type="string">
            <text:p>nReceipType</text:p>
          </table:table-cell>
          <table:table-cell table:style-name="ce8"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style-name="ce4" table:formula="of:=CONCATENATE([.K191];&quot; = &quot;;[.L191])" office:value-type="string" office:string-value="nReceipType = 0" calcext:value-type="string">
            <text:p>nReceipType = 0</text:p>
          </table:table-cell>
          <table:table-cell table:style-name="ce4" table:formula="of:=CONCATENATE(&quot;    &quot;;[.M191])" office:value-type="string" office:string-value="    nReceipType = 0" calcext:value-type="string">
            <text:p><text:s text:c="4"/>nReceipType = 0</text:p>
          </table:table-cell>
          <table:table-cell table:style-name="ce4" table:formula="of:=CONCATENATE(&quot;            .&quot;;[.K191];&quot; = &quot;;[.C191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roreci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192];&quot; &quot;;[.D192];&quot;(&quot;;[.E192];IF(EXACT([.F192];&quot;&quot;);&quot;&quot;;CONCATENATE(&quot;,&quot;;[.F192]));&quot;), ;&quot;)" office:value-type="string" office:string-value="        nroreci N(7), ;" calcext:value-type="string">
            <text:p><text:s text:c="8"/>nroreci N(7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ReceipNum</text:p>
          </table:table-cell>
          <table:table-cell table:style-name="ce4" table:formula="of:=CONCATENATE(LOWER([.D192]);[.J192])" office:value-type="string" office:string-value="nReceipNum" calcext:value-type="string">
            <text:p>nReceipNum</text:p>
          </table:table-cell>
          <table:table-cell table:style-name="ce8"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float" office:value="0" calcext:value-type="float">
            <text:p>0</text:p>
          </table:table-cell>
          <table:table-cell table:style-name="ce4" table:formula="of:=CONCATENATE([.K192];&quot; = &quot;;[.L192])" office:value-type="string" office:string-value="nReceipNum = 0" calcext:value-type="string">
            <text:p>nReceipNum = 0</text:p>
          </table:table-cell>
          <table:table-cell table:style-name="ce4" table:formula="of:=CONCATENATE(&quot;    &quot;;[.M192])" office:value-type="string" office:string-value="    nReceipNum = 0" calcext:value-type="string">
            <text:p><text:s text:c="4"/>nReceipNum = 0</text:p>
          </table:table-cell>
          <table:table-cell table:style-name="ce4" table:formula="of:=CONCATENATE(&quot;            .&quot;;[.K192];&quot; = &quot;;[.C192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fechareci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193];&quot; &quot;;[.D193];&quot;(&quot;;[.E193];IF(EXACT([.F193];&quot;&quot;);&quot;&quot;;CONCATENATE(&quot;,&quot;;[.F193]));&quot;), ;&quot;)" office:value-type="string" office:string-value="        fechareci D(8), ;" calcext:value-type="string">
            <text:p><text:s text:c="8"/>fechareci D(8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ReceipDate</text:p>
          </table:table-cell>
          <table:table-cell table:style-name="ce4" table:formula="of:=CONCATENATE(LOWER([.D193]);[.J193])" office:value-type="string" office:string-value="dReceipDate" calcext:value-type="string">
            <text:p>dReceipDate</text:p>
          </table:table-cell>
          <table:table-cell table:style-name="ce8"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193];&quot; = &quot;;[.L193])" office:value-type="string" office:string-value="dReceipDate = {}" calcext:value-type="string">
            <text:p>dReceipDate = {}</text:p>
          </table:table-cell>
          <table:table-cell table:style-name="ce4" table:formula="of:=CONCATENATE(&quot;    &quot;;[.M193])" office:value-type="string" office:string-value="    dReceipDate = {}" calcext:value-type="string">
            <text:p><text:s text:c="4"/>dReceipDate = {}</text:p>
          </table:table-cell>
          <table:table-cell table:style-name="ce4" table:formula="of:=CONCATENATE(&quot;            .&quot;;[.K193];&quot; = &quot;;[.C193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id_loc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style-name="ce11" table:formula="of:=CONCATENATE(&quot;        &quot;;[.C194];&quot; &quot;;[.D194];&quot;(&quot;;[.E194];IF(EXACT([.F194];&quot;&quot;);&quot;&quot;;CONCATENATE(&quot;,&quot;;[.F194]));&quot;), ;&quot;)" office:value-type="string" office:string-value="        id_local N(2), ;" calcext:value-type="string">
            <text:p><text:s text:c="8"/>id_local N(2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Branch</text:p>
          </table:table-cell>
          <table:table-cell table:style-name="ce4" table:formula="of:=CONCATENATE(LOWER([.D194]);[.J194])" office:value-type="string" office:string-value="nBranch" calcext:value-type="string">
            <text:p>nBranch</text:p>
          </table:table-cell>
          <table:table-cell table:style-name="ce8"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float" office:value="0" calcext:value-type="float">
            <text:p>0</text:p>
          </table:table-cell>
          <table:table-cell table:style-name="ce4" table:formula="of:=CONCATENATE([.K194];&quot; = &quot;;[.L194])" office:value-type="string" office:string-value="nBranch = 0" calcext:value-type="string">
            <text:p>nBranch = 0</text:p>
          </table:table-cell>
          <table:table-cell table:style-name="ce4" table:formula="of:=CONCATENATE(&quot;    &quot;;[.M194])" office:value-type="string" office:string-value="    nBranch = 0" calcext:value-type="string">
            <text:p><text:s text:c="4"/>nBranch = 0</text:p>
          </table:table-cell>
          <table:table-cell table:style-name="ce4" table:formula="of:=CONCATENATE(&quot;            .&quot;;[.K194];&quot; = &quot;;[.C19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/>
          <table:table-cell table:style-name="ce11" table:formula="of:=CONCATENATE(&quot;        &quot;;[.C195];&quot; &quot;;[.D195];&quot;(&quot;;[.E195];IF(EXACT([.F195];&quot;&quot;);&quot;&quot;;CONCATENATE(&quot;,&quot;;[.F195]));&quot;), ;&quot;)" office:value-type="string" office:string-value="        moneda N(4), ;" calcext:value-type="string">
            <text:p><text:s text:c="8"/>moneda N(4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Currency</text:p>
          </table:table-cell>
          <table:table-cell table:style-name="ce4" table:formula="of:=CONCATENATE(LOWER([.D195]);[.J195])" office:value-type="string" office:string-value="nCurrency" calcext:value-type="string">
            <text:p>nCurrency</text:p>
          </table:table-cell>
          <table:table-cell table:style-name="ce8"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float" office:value="0" calcext:value-type="float">
            <text:p>0</text:p>
          </table:table-cell>
          <table:table-cell table:style-name="ce4" table:formula="of:=CONCATENATE([.K195];&quot; = &quot;;[.L195])" office:value-type="string" office:string-value="nCurrency = 0" calcext:value-type="string">
            <text:p>nCurrency = 0</text:p>
          </table:table-cell>
          <table:table-cell table:style-name="ce4" table:formula="of:=CONCATENATE(&quot;    &quot;;[.M195])" office:value-type="string" office:string-value="    nCurrency = 0" calcext:value-type="string">
            <text:p><text:s text:c="4"/>nCurrency = 0</text:p>
          </table:table-cell>
          <table:table-cell table:style-name="ce4" table:formula="of:=CONCATENATE(&quot;            .&quot;;[.K195];&quot; = &quot;;[.C195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tipocambi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196];&quot; &quot;;[.D196];&quot;(&quot;;[.E196];IF(EXACT([.F196];&quot;&quot;);&quot;&quot;;CONCATENATE(&quot;,&quot;;[.F196]));&quot;), ;&quot;)" office:value-type="string" office:string-value="        tipocambio N(9,2), ;" calcext:value-type="string">
            <text:p><text:s text:c="8"/>tipocambio N(9,2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ExchRate</text:p>
          </table:table-cell>
          <table:table-cell table:style-name="ce4" table:formula="of:=CONCATENATE(LOWER([.D196]);[.J196])" office:value-type="string" office:string-value="nExchRate" calcext:value-type="string">
            <text:p>nExchRate</text:p>
          </table:table-cell>
          <table:table-cell table:style-name="ce8" table:formula="of:=IF(EXACT([.D196];&quot;N&quot;);0;IF(EXACT([.D196];&quot;C&quot;);&quot;''&quot;;IF(EXACT([.D196];&quot;D&quot;);&quot;{}&quot;;IF(EXACT([.D196];&quot;L&quot;);&quot;.F.&quot;;IF(EXACT([.D196];&quot;M&quot;);&quot;''&quot;;&quot;ERROR&quot;)))))" office:value-type="float" office:value="0" calcext:value-type="float">
            <text:p>0</text:p>
          </table:table-cell>
          <table:table-cell table:style-name="ce4" table:formula="of:=CONCATENATE([.K196];&quot; = &quot;;[.L196])" office:value-type="string" office:string-value="nExchRate = 0" calcext:value-type="string">
            <text:p>nExchRate = 0</text:p>
          </table:table-cell>
          <table:table-cell table:style-name="ce4" table:formula="of:=CONCATENATE(&quot;    &quot;;[.M196])" office:value-type="string" office:string-value="    nExchRate = 0" calcext:value-type="string">
            <text:p><text:s text:c="4"/>nExchRate = 0</text:p>
          </table:table-cell>
          <table:table-cell table:style-name="ce4" table:formula="of:=CONCATENATE(&quot;            .&quot;;[.K196];&quot; = &quot;;[.C196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factura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 table:formula="of:=CONCATENATE(&quot;        &quot;;[.C197];&quot; &quot;;[.D197];&quot;(&quot;;[.E197];IF(EXACT([.F197];&quot;&quot;);&quot;&quot;;CONCATENATE(&quot;,&quot;;[.F197]));&quot;), ;&quot;)" office:value-type="string" office:string-value="        factura C(1), ;" calcext:value-type="string">
            <text:p><text:s text:c="8"/>factura C(1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Invoice</text:p>
          </table:table-cell>
          <table:table-cell table:style-name="ce4" table:formula="of:=CONCATENATE(LOWER([.D197]);[.J197])" office:value-type="string" office:string-value="cInvoice" calcext:value-type="string">
            <text:p>cInvoice</text:p>
          </table:table-cell>
          <table:table-cell table:style-name="ce8"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string" office:string-value="''" calcext:value-type="string">
            <text:p>''</text:p>
          </table:table-cell>
          <table:table-cell table:style-name="ce4" table:formula="of:=CONCATENATE([.K197];&quot; = &quot;;[.L197])" office:value-type="string" office:string-value="cInvoice = ''" calcext:value-type="string">
            <text:p>cInvoice = ''</text:p>
          </table:table-cell>
          <table:table-cell table:style-name="ce4" table:formula="of:=CONCATENATE(&quot;    &quot;;[.M197])" office:value-type="string" office:string-value="    cInvoice = ''" calcext:value-type="string">
            <text:p><text:s text:c="4"/>cInvoice = ''</text:p>
          </table:table-cell>
          <table:table-cell table:style-name="ce4" table:formula="of:=CONCATENATE(&quot;            .&quot;;[.K197];&quot; = &quot;;[.C197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198];&quot; &quot;;[.D198];&quot;(&quot;;[.E198];IF(EXACT([.F198];&quot;&quot;);&quot;&quot;;CONCATENATE(&quot;,&quot;;[.F198]));&quot;), ;&quot;)" office:value-type="string" office:string-value="        cliente N(7), ;" calcext:value-type="string">
            <text:p><text:s text:c="8"/>cliente N(7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Customer</text:p>
          </table:table-cell>
          <table:table-cell table:style-name="ce4" table:formula="of:=CONCATENATE(LOWER([.D198]);[.J198])" office:value-type="string" office:string-value="nCustomer" calcext:value-type="string">
            <text:p>nCustomer</text:p>
          </table:table-cell>
          <table:table-cell table:style-name="ce8"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float" office:value="0" calcext:value-type="float">
            <text:p>0</text:p>
          </table:table-cell>
          <table:table-cell table:style-name="ce4" table:formula="of:=CONCATENATE([.K198];&quot; = &quot;;[.L198])" office:value-type="string" office:string-value="nCustomer = 0" calcext:value-type="string">
            <text:p>nCustomer = 0</text:p>
          </table:table-cell>
          <table:table-cell table:style-name="ce4" table:formula="of:=CONCATENATE(&quot;    &quot;;[.M198])" office:value-type="string" office:string-value="    nCustomer = 0" calcext:value-type="string">
            <text:p><text:s text:c="4"/>nCustomer = 0</text:p>
          </table:table-cell>
          <table:table-cell table:style-name="ce4" table:formula="of:=CONCATENATE(&quot;            .&quot;;[.K198];&quot; = &quot;;[.C198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cobrad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 table:formula="of:=CONCATENATE(&quot;        &quot;;[.C199];&quot; &quot;;[.D199];&quot;(&quot;;[.E199];IF(EXACT([.F199];&quot;&quot;);&quot;&quot;;CONCATENATE(&quot;,&quot;;[.F199]));&quot;), ;&quot;)" office:value-type="string" office:string-value="        cobrador N(3), ;" calcext:value-type="string">
            <text:p><text:s text:c="8"/>cobrador N(3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Collector</text:p>
          </table:table-cell>
          <table:table-cell table:style-name="ce4" table:formula="of:=CONCATENATE(LOWER([.D199]);[.J199])" office:value-type="string" office:string-value="nCollector" calcext:value-type="string">
            <text:p>nCollector</text:p>
          </table:table-cell>
          <table:table-cell table:style-name="ce8"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float" office:value="0" calcext:value-type="float">
            <text:p>0</text:p>
          </table:table-cell>
          <table:table-cell table:style-name="ce4" table:formula="of:=CONCATENATE([.K199];&quot; = &quot;;[.L199])" office:value-type="string" office:string-value="nCollector = 0" calcext:value-type="string">
            <text:p>nCollector = 0</text:p>
          </table:table-cell>
          <table:table-cell table:style-name="ce4" table:formula="of:=CONCATENATE(&quot;    &quot;;[.M199])" office:value-type="string" office:string-value="    nCollector = 0" calcext:value-type="string">
            <text:p><text:s text:c="4"/>nCollector = 0</text:p>
          </table:table-cell>
          <table:table-cell table:style-name="ce4" table:formula="of:=CONCATENATE(&quot;            .&quot;;[.K199];&quot; = &quot;;[.C199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comision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200];&quot; &quot;;[.D200];&quot;(&quot;;[.E200];IF(EXACT([.F200];&quot;&quot;);&quot;&quot;;CONCATENATE(&quot;,&quot;;[.F200]));&quot;), ;&quot;)" office:value-type="string" office:string-value="        comision N(6,2), ;" calcext:value-type="string">
            <text:p><text:s text:c="8"/>comision N(6,2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Commission</text:p>
          </table:table-cell>
          <table:table-cell table:style-name="ce4" table:formula="of:=CONCATENATE(LOWER([.D200]);[.J200])" office:value-type="string" office:string-value="nCommission" calcext:value-type="string">
            <text:p>nCommission</text:p>
          </table:table-cell>
          <table:table-cell table:style-name="ce8"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style-name="ce4" table:formula="of:=CONCATENATE([.K200];&quot; = &quot;;[.L200])" office:value-type="string" office:string-value="nCommission = 0" calcext:value-type="string">
            <text:p>nCommission = 0</text:p>
          </table:table-cell>
          <table:table-cell table:style-name="ce4" table:formula="of:=CONCATENATE(&quot;    &quot;;[.M200])" office:value-type="string" office:string-value="    nCommission = 0" calcext:value-type="string">
            <text:p><text:s text:c="4"/>nCommission = 0</text:p>
          </table:table-cell>
          <table:table-cell table:style-name="ce4" table:formula="of:=CONCATENATE(&quot;            .&quot;;[.K200];&quot; = &quot;;[.C200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monto_cob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201];&quot; &quot;;[.D201];&quot;(&quot;;[.E201];IF(EXACT([.F201];&quot;&quot;);&quot;&quot;;CONCATENATE(&quot;,&quot;;[.F201]));&quot;), ;&quot;)" office:value-type="string" office:string-value="        monto_cobr N(12,2), ;" calcext:value-type="string">
            <text:p><text:s text:c="8"/>monto_cobr N(12,2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AmtCharged</text:p>
          </table:table-cell>
          <table:table-cell table:style-name="ce4" table:formula="of:=CONCATENATE(LOWER([.D201]);[.J201])" office:value-type="string" office:string-value="nAmtCharged" calcext:value-type="string">
            <text:p>nAmtCharged</text:p>
          </table:table-cell>
          <table:table-cell table:style-name="ce8" table:formula="of:=IF(EXACT([.D201];&quot;N&quot;);0;IF(EXACT([.D201];&quot;C&quot;);&quot;''&quot;;IF(EXACT([.D201];&quot;D&quot;);&quot;{}&quot;;IF(EXACT([.D201];&quot;L&quot;);&quot;.F.&quot;;IF(EXACT([.D201];&quot;M&quot;);&quot;''&quot;;&quot;ERROR&quot;)))))" office:value-type="float" office:value="0" calcext:value-type="float">
            <text:p>0</text:p>
          </table:table-cell>
          <table:table-cell table:style-name="ce4" table:formula="of:=CONCATENATE([.K201];&quot; = &quot;;[.L201])" office:value-type="string" office:string-value="nAmtCharged = 0" calcext:value-type="string">
            <text:p>nAmtCharged = 0</text:p>
          </table:table-cell>
          <table:table-cell table:style-name="ce4" table:formula="of:=CONCATENATE(&quot;    &quot;;[.M201])" office:value-type="string" office:string-value="    nAmtCharged = 0" calcext:value-type="string">
            <text:p><text:s text:c="4"/>nAmtCharged = 0</text:p>
          </table:table-cell>
          <table:table-cell table:style-name="ce4" table:formula="of:=CONCATENATE(&quot;            .&quot;;[.K201];&quot; = &quot;;[.C201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fechaanu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/>
          <table:table-cell table:style-name="ce11" table:formula="of:=CONCATENATE(&quot;        &quot;;[.C202];&quot; &quot;;[.D202];&quot;(&quot;;[.E202];IF(EXACT([.F202];&quot;&quot;);&quot;&quot;;CONCATENATE(&quot;,&quot;;[.F202]));&quot;), ;&quot;)" office:value-type="string" office:string-value="        fechaanu D(8), ;" calcext:value-type="string">
            <text:p><text:s text:c="8"/>fechaanu D(8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CancelDate</text:p>
          </table:table-cell>
          <table:table-cell table:style-name="ce4" table:formula="of:=CONCATENATE(LOWER([.D202]);[.J202])" office:value-type="string" office:string-value="dCancelDate" calcext:value-type="string">
            <text:p>dCancelDate</text:p>
          </table:table-cell>
          <table:table-cell table:style-name="ce8"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202];&quot; = &quot;;[.L202])" office:value-type="string" office:string-value="dCancelDate = {}" calcext:value-type="string">
            <text:p>dCancelDate = {}</text:p>
          </table:table-cell>
          <table:table-cell table:style-name="ce4" table:formula="of:=CONCATENATE(&quot;    &quot;;[.M202])" office:value-type="string" office:string-value="    dCancelDate = {}" calcext:value-type="string">
            <text:p><text:s text:c="4"/>dCancelDate = {}</text:p>
          </table:table-cell>
          <table:table-cell table:style-name="ce4" table:formula="of:=CONCATENATE(&quot;            .&quot;;[.K202];&quot; = &quot;;[.C202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5" office:value-type="string" calcext:value-type="string">
            <text:p>cabecob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string" calcext:value-type="string">
            <text:p>anulado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 table:formula="of:=CONCATENATE(&quot;        &quot;;[.C203];&quot; &quot;;[.D203];&quot;(&quot;;[.E203];IF(EXACT([.F203];&quot;&quot;);&quot;&quot;;CONCATENATE(&quot;,&quot;;[.F203]));&quot;), ;&quot;)" office:value-type="string" office:string-value="        anulado L(1), ;" calcext:value-type="string">
            <text:p><text:s text:c="8"/>anulado L(1), ;</text:p>
          </table:table-cell>
          <table:table-cell table:style-name="ce8" office:value-type="string" calcext:value-type="string">
            <text:p>customer_collection</text:p>
          </table:table-cell>
          <table:table-cell table:style-name="ce4" office:value-type="string" calcext:value-type="string">
            <text:p>Canceled</text:p>
          </table:table-cell>
          <table:table-cell table:style-name="ce4" table:formula="of:=CONCATENATE(LOWER([.D203]);[.J203])" office:value-type="string" office:string-value="lCanceled" calcext:value-type="string">
            <text:p>lCanceled</text:p>
          </table:table-cell>
          <table:table-cell table:style-name="ce8"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203];&quot; = &quot;;[.L203])" office:value-type="string" office:string-value="lCanceled = .F." calcext:value-type="string">
            <text:p>lCanceled = .F.</text:p>
          </table:table-cell>
          <table:table-cell table:style-name="ce4" table:formula="of:=CONCATENATE(&quot;    &quot;;[.M203])" office:value-type="string" office:string-value="    lCanceled = .F." calcext:value-type="string">
            <text:p><text:s text:c="4"/>lCanceled = .F.</text:p>
          </table:table-cell>
          <table:table-cell table:style-name="ce4" table:formula="of:=CONCATENATE(&quot;            .&quot;;[.K203];&quot; = &quot;;[.C203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8"/>
          <table:table-cell table:style-name="ce11"/>
          <table:table-cell table:style-name="ce8"/>
          <table:table-cell table:style-name="ce4" table:number-columns-repeated="2"/>
          <table:table-cell table:style-name="ce8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tip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205];&quot; &quot;;[.D205];&quot;(&quot;;[.E205];IF(EXACT([.F205];&quot;&quot;);&quot;&quot;;CONCATENATE(&quot;,&quot;;[.F205]));&quot;), ;&quot;)" office:value-type="string" office:string-value="        tipodocu N(1), ;" calcext:value-type="string">
            <text:p><text:s text:c="8"/>tipodocu N(1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DocType</text:p>
          </table:table-cell>
          <table:table-cell table:style-name="ce4" table:formula="of:=CONCATENATE(LOWER([.D205]);[.J205])" office:value-type="string" office:string-value="nDocType" calcext:value-type="string">
            <text:p>nDocType</text:p>
          </table:table-cell>
          <table:table-cell table:style-name="ce8" table:formula="of:=IF(EXACT([.D205];&quot;N&quot;);0;IF(EXACT([.D205];&quot;C&quot;);&quot;''&quot;;IF(EXACT([.D205];&quot;D&quot;);&quot;{}&quot;;IF(EXACT([.D205];&quot;L&quot;);&quot;.F.&quot;;IF(EXACT([.D205];&quot;M&quot;);&quot;''&quot;;&quot;ERROR&quot;)))))" office:value-type="float" office:value="0" calcext:value-type="float">
            <text:p>0</text:p>
          </table:table-cell>
          <table:table-cell table:style-name="ce4" table:formula="of:=CONCATENATE([.K205];&quot; = &quot;;[.L205])" office:value-type="string" office:string-value="nDocType = 0" calcext:value-type="string">
            <text:p>nDocType = 0</text:p>
          </table:table-cell>
          <table:table-cell table:style-name="ce4" table:formula="of:=CONCATENATE(&quot;    &quot;;[.M205])" office:value-type="string" office:string-value="    nDocType = 0" calcext:value-type="string">
            <text:p><text:s text:c="4"/>nDocType = 0</text:p>
          </table:table-cell>
          <table:table-cell table:style-name="ce4" table:formula="of:=CONCATENATE(&quot;            .&quot;;[.K205];&quot; = &quot;;[.C205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rodocu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206];&quot; &quot;;[.D206];&quot;(&quot;;[.E206];IF(EXACT([.F206];&quot;&quot;);&quot;&quot;;CONCATENATE(&quot;,&quot;;[.F206]));&quot;), ;&quot;)" office:value-type="string" office:string-value="        nrodocu N(9), ;" calcext:value-type="string">
            <text:p><text:s text:c="8"/>nrodocu N(9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DocNum</text:p>
          </table:table-cell>
          <table:table-cell table:style-name="ce4" table:formula="of:=CONCATENATE(LOWER([.D206]);[.J206])" office:value-type="string" office:string-value="nDocNum" calcext:value-type="string">
            <text:p>nDocNum</text:p>
          </table:table-cell>
          <table:table-cell table:style-name="ce8" table:formula="of:=IF(EXACT([.D206];&quot;N&quot;);0;IF(EXACT([.D206];&quot;C&quot;);&quot;''&quot;;IF(EXACT([.D206];&quot;D&quot;);&quot;{}&quot;;IF(EXACT([.D206];&quot;L&quot;);&quot;.F.&quot;;IF(EXACT([.D206];&quot;M&quot;);&quot;''&quot;;&quot;ERROR&quot;)))))" office:value-type="float" office:value="0" calcext:value-type="float">
            <text:p>0</text:p>
          </table:table-cell>
          <table:table-cell table:style-name="ce4" table:formula="of:=CONCATENATE([.K206];&quot; = &quot;;[.L206])" office:value-type="string" office:string-value="nDocNum = 0" calcext:value-type="string">
            <text:p>nDocNum = 0</text:p>
          </table:table-cell>
          <table:table-cell table:style-name="ce4" table:formula="of:=CONCATENATE(&quot;    &quot;;[.M206])" office:value-type="string" office:string-value="    nDocNum = 0" calcext:value-type="string">
            <text:p><text:s text:c="4"/>nDocNum = 0</text:p>
          </table:table-cell>
          <table:table-cell table:style-name="ce4" table:formula="of:=CONCATENATE(&quot;            .&quot;;[.K206];&quot; = &quot;;[.C206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fechadocu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207];&quot; &quot;;[.D207];&quot;(&quot;;[.E207];IF(EXACT([.F207];&quot;&quot;);&quot;&quot;;CONCATENATE(&quot;,&quot;;[.F207]));&quot;), ;&quot;)" office:value-type="string" office:string-value="        fechadocu D(8), ;" calcext:value-type="string">
            <text:p><text:s text:c="8"/>fechadocu D(8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DocDate</text:p>
          </table:table-cell>
          <table:table-cell table:style-name="ce4" table:formula="of:=CONCATENATE(LOWER([.D207]);[.J207])" office:value-type="string" office:string-value="dDocDate" calcext:value-type="string">
            <text:p>dDocDate</text:p>
          </table:table-cell>
          <table:table-cell table:style-name="ce8" table:formula="of:=IF(EXACT([.D207];&quot;N&quot;);0;IF(EXACT([.D207];&quot;C&quot;);&quot;''&quot;;IF(EXACT([.D207];&quot;D&quot;);&quot;{}&quot;;IF(EXACT([.D207];&quot;L&quot;);&quot;.F.&quot;;IF(EXACT([.D207];&quot;M&quot;);&quot;''&quot;;&quot;ERROR&quot;)))))" office:value-type="string" office:string-value="{}" calcext:value-type="string">
            <text:p>{}</text:p>
          </table:table-cell>
          <table:table-cell table:style-name="ce4" table:formula="of:=CONCATENATE([.K207];&quot; = &quot;;[.L207])" office:value-type="string" office:string-value="dDocDate = {}" calcext:value-type="string">
            <text:p>dDocDate = {}</text:p>
          </table:table-cell>
          <table:table-cell table:style-name="ce4" table:formula="of:=CONCATENATE(&quot;    &quot;;[.M207])" office:value-type="string" office:string-value="    dDocDate = {}" calcext:value-type="string">
            <text:p><text:s text:c="4"/>dDocDate = {}</text:p>
          </table:table-cell>
          <table:table-cell table:style-name="ce4" table:formula="of:=CONCATENATE(&quot;            .&quot;;[.K207];&quot; = &quot;;[.C207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8" office:value-type="string" calcext:value-type="string">
            <text:p>Yes</text:p>
          </table:table-cell>
          <table:table-cell table:style-name="ce11" table:formula="of:=CONCATENATE(&quot;        &quot;;[.C208];&quot; &quot;;[.D208];&quot;(&quot;;[.E208];IF(EXACT([.F208];&quot;&quot;);&quot;&quot;;CONCATENATE(&quot;,&quot;;[.F208]));&quot;), ;&quot;)" office:value-type="string" office:string-value="        proveedor N(5), ;" calcext:value-type="string">
            <text:p><text:s text:c="8"/>proveedor N(5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Supplier</text:p>
          </table:table-cell>
          <table:table-cell table:style-name="ce4" table:formula="of:=CONCATENATE(LOWER([.D208]);[.J208])" office:value-type="string" office:string-value="nSupplier" calcext:value-type="string">
            <text:p>nSupplier</text:p>
          </table:table-cell>
          <table:table-cell table:style-name="ce8" table:formula="of:=IF(EXACT([.D208];&quot;N&quot;);0;IF(EXACT([.D208];&quot;C&quot;);&quot;''&quot;;IF(EXACT([.D208];&quot;D&quot;);&quot;{}&quot;;IF(EXACT([.D208];&quot;L&quot;);&quot;.F.&quot;;IF(EXACT([.D208];&quot;M&quot;);&quot;''&quot;;&quot;ERROR&quot;)))))" office:value-type="float" office:value="0" calcext:value-type="float">
            <text:p>0</text:p>
          </table:table-cell>
          <table:table-cell table:style-name="ce4" table:formula="of:=CONCATENATE([.K208];&quot; = &quot;;[.L208])" office:value-type="string" office:string-value="nSupplier = 0" calcext:value-type="string">
            <text:p>nSupplier = 0</text:p>
          </table:table-cell>
          <table:table-cell table:style-name="ce4" table:formula="of:=CONCATENATE(&quot;    &quot;;[.M208])" office:value-type="string" office:string-value="    nSupplier = 0" calcext:value-type="string">
            <text:p><text:s text:c="4"/>nSupplier = 0</text:p>
          </table:table-cell>
          <table:table-cell table:style-name="ce4" table:formula="of:=CONCATENATE(&quot;            .&quot;;[.K208];&quot; = &quot;;[.C208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8"/>
          <table:table-cell table:style-name="ce11" table:formula="of:=CONCATENATE(&quot;        &quot;;[.C209];&quot; &quot;;[.D209];&quot;(&quot;;[.E209];IF(EXACT([.F209];&quot;&quot;);&quot;&quot;;CONCATENATE(&quot;,&quot;;[.F209]));&quot;), ;&quot;)" office:value-type="string" office:string-value="        moneda N(4), ;" calcext:value-type="string">
            <text:p><text:s text:c="8"/>moneda N(4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Currency</text:p>
          </table:table-cell>
          <table:table-cell table:style-name="ce4" table:formula="of:=CONCATENATE(LOWER([.D209]);[.J209])" office:value-type="string" office:string-value="nCurrency" calcext:value-type="string">
            <text:p>nCurrency</text:p>
          </table:table-cell>
          <table:table-cell table:style-name="ce8" table:formula="of:=IF(EXACT([.D209];&quot;N&quot;);0;IF(EXACT([.D209];&quot;C&quot;);&quot;''&quot;;IF(EXACT([.D209];&quot;D&quot;);&quot;{}&quot;;IF(EXACT([.D209];&quot;L&quot;);&quot;.F.&quot;;IF(EXACT([.D209];&quot;M&quot;);&quot;''&quot;;&quot;ERROR&quot;)))))" office:value-type="float" office:value="0" calcext:value-type="float">
            <text:p>0</text:p>
          </table:table-cell>
          <table:table-cell table:style-name="ce4" table:formula="of:=CONCATENATE([.K209];&quot; = &quot;;[.L209])" office:value-type="string" office:string-value="nCurrency = 0" calcext:value-type="string">
            <text:p>nCurrency = 0</text:p>
          </table:table-cell>
          <table:table-cell table:style-name="ce4" table:formula="of:=CONCATENATE(&quot;    &quot;;[.M209])" office:value-type="string" office:string-value="    nCurrency = 0" calcext:value-type="string">
            <text:p><text:s text:c="4"/>nCurrency = 0</text:p>
          </table:table-cell>
          <table:table-cell table:style-name="ce4" table:formula="of:=CONCATENATE(&quot;            .&quot;;[.K209];&quot; = &quot;;[.C20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tipocambi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210];&quot; &quot;;[.D210];&quot;(&quot;;[.E210];IF(EXACT([.F210];&quot;&quot;);&quot;&quot;;CONCATENATE(&quot;,&quot;;[.F210]));&quot;), ;&quot;)" office:value-type="string" office:string-value="        tipocambio N(9,2), ;" calcext:value-type="string">
            <text:p><text:s text:c="8"/>tipocambio N(9,2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ExchRate</text:p>
          </table:table-cell>
          <table:table-cell table:style-name="ce4" table:formula="of:=CONCATENATE(LOWER([.D210]);[.J210])" office:value-type="string" office:string-value="nExchRate" calcext:value-type="string">
            <text:p>nExchRate</text:p>
          </table:table-cell>
          <table:table-cell table:style-name="ce8" table:formula="of:=IF(EXACT([.D210];&quot;N&quot;);0;IF(EXACT([.D210];&quot;C&quot;);&quot;''&quot;;IF(EXACT([.D210];&quot;D&quot;);&quot;{}&quot;;IF(EXACT([.D210];&quot;L&quot;);&quot;.F.&quot;;IF(EXACT([.D210];&quot;M&quot;);&quot;''&quot;;&quot;ERROR&quot;)))))" office:value-type="float" office:value="0" calcext:value-type="float">
            <text:p>0</text:p>
          </table:table-cell>
          <table:table-cell table:style-name="ce4" table:formula="of:=CONCATENATE([.K210];&quot; = &quot;;[.L210])" office:value-type="string" office:string-value="nExchRate = 0" calcext:value-type="string">
            <text:p>nExchRate = 0</text:p>
          </table:table-cell>
          <table:table-cell table:style-name="ce4" table:formula="of:=CONCATENATE(&quot;    &quot;;[.M210])" office:value-type="string" office:string-value="    nExchRate = 0" calcext:value-type="string">
            <text:p><text:s text:c="4"/>nExchRate = 0</text:p>
          </table:table-cell>
          <table:table-cell table:style-name="ce4" table:formula="of:=CONCATENATE(&quot;            .&quot;;[.K210];&quot; = &quot;;[.C2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qty_cuotas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8"/>
          <table:table-cell table:style-name="ce11" table:formula="of:=CONCATENATE(&quot;        &quot;;[.C211];&quot; &quot;;[.D211];&quot;(&quot;;[.E211];IF(EXACT([.F211];&quot;&quot;);&quot;&quot;;CONCATENATE(&quot;,&quot;;[.F211]));&quot;), ;&quot;)" office:value-type="string" office:string-value="        qty_cuotas N(3), ;" calcext:value-type="string">
            <text:p><text:s text:c="8"/>qty_cuotas N(3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QtyInstall</text:p>
          </table:table-cell>
          <table:table-cell table:style-name="ce4" table:formula="of:=CONCATENATE(LOWER([.D211]);[.J211])" office:value-type="string" office:string-value="nQtyInstall" calcext:value-type="string">
            <text:p>nQtyInstall</text:p>
          </table:table-cell>
          <table:table-cell table:style-name="ce8" table:formula="of:=IF(EXACT([.D211];&quot;N&quot;);0;IF(EXACT([.D211];&quot;C&quot;);&quot;''&quot;;IF(EXACT([.D211];&quot;D&quot;);&quot;{}&quot;;IF(EXACT([.D211];&quot;L&quot;);&quot;.F.&quot;;IF(EXACT([.D211];&quot;M&quot;);&quot;''&quot;;&quot;ERROR&quot;)))))" office:value-type="float" office:value="0" calcext:value-type="float">
            <text:p>0</text:p>
          </table:table-cell>
          <table:table-cell table:style-name="ce4" table:formula="of:=CONCATENATE([.K211];&quot; = &quot;;[.L211])" office:value-type="string" office:string-value="nQtyInstall = 0" calcext:value-type="string">
            <text:p>nQtyInstall = 0</text:p>
          </table:table-cell>
          <table:table-cell table:style-name="ce4" table:formula="of:=CONCATENATE(&quot;    &quot;;[.M211])" office:value-type="string" office:string-value="    nQtyInstall = 0" calcext:value-type="string">
            <text:p><text:s text:c="4"/>nQtyInstall = 0</text:p>
          </table:table-cell>
          <table:table-cell table:style-name="ce4" table:formula="of:=CONCATENATE(&quot;            .&quot;;[.K211];&quot; = &quot;;[.C2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porcd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 table:formula="of:=CONCATENATE(&quot;        &quot;;[.C212];&quot; &quot;;[.D212];&quot;(&quot;;[.E212];IF(EXACT([.F212];&quot;&quot;);&quot;&quot;;CONCATENATE(&quot;,&quot;;[.F212]));&quot;), ;&quot;)" office:value-type="string" office:string-value="        porcdesc N(8,4), ;" calcext:value-type="string">
            <text:p><text:s text:c="8"/>porcdesc N(8,4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DiscPct</text:p>
          </table:table-cell>
          <table:table-cell table:style-name="ce4" table:formula="of:=CONCATENATE(LOWER([.D212]);[.J212])" office:value-type="string" office:string-value="nDiscPct" calcext:value-type="string">
            <text:p>nDiscPct</text:p>
          </table:table-cell>
          <table:table-cell table:style-name="ce8" table:formula="of:=IF(EXACT([.D212];&quot;N&quot;);0;IF(EXACT([.D212];&quot;C&quot;);&quot;''&quot;;IF(EXACT([.D212];&quot;D&quot;);&quot;{}&quot;;IF(EXACT([.D212];&quot;L&quot;);&quot;.F.&quot;;IF(EXACT([.D212];&quot;M&quot;);&quot;''&quot;;&quot;ERROR&quot;)))))" office:value-type="float" office:value="0" calcext:value-type="float">
            <text:p>0</text:p>
          </table:table-cell>
          <table:table-cell table:style-name="ce4" table:formula="of:=CONCATENATE([.K212];&quot; = &quot;;[.L212])" office:value-type="string" office:string-value="nDiscPct = 0" calcext:value-type="string">
            <text:p>nDiscPct = 0</text:p>
          </table:table-cell>
          <table:table-cell table:style-name="ce4" table:formula="of:=CONCATENATE(&quot;    &quot;;[.M212])" office:value-type="string" office:string-value="    nDiscPct = 0" calcext:value-type="string">
            <text:p><text:s text:c="4"/>nDiscPct = 0</text:p>
          </table:table-cell>
          <table:table-cell table:style-name="ce4" table:formula="of:=CONCATENATE(&quot;            .&quot;;[.K212];&quot; = &quot;;[.C212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string" calcext:value-type="string">
            <text:p>importdesc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1" table:formula="of:=CONCATENATE(&quot;        &quot;;[.C213];&quot; &quot;;[.D213];&quot;(&quot;;[.E213];IF(EXACT([.F213];&quot;&quot;);&quot;&quot;;CONCATENATE(&quot;,&quot;;[.F213]));&quot;), ;&quot;)" office:value-type="string" office:string-value="        importdesc N(12,3), ;" calcext:value-type="string">
            <text:p><text:s text:c="8"/>importdesc N(12,3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DiscAmt</text:p>
          </table:table-cell>
          <table:table-cell table:style-name="ce4" table:formula="of:=CONCATENATE(LOWER([.D213]);[.J213])" office:value-type="string" office:string-value="nDiscAmt" calcext:value-type="string">
            <text:p>nDiscAmt</text:p>
          </table:table-cell>
          <table:table-cell table:style-name="ce8" table:formula="of:=IF(EXACT([.D213];&quot;N&quot;);0;IF(EXACT([.D213];&quot;C&quot;);&quot;''&quot;;IF(EXACT([.D213];&quot;D&quot;);&quot;{}&quot;;IF(EXACT([.D213];&quot;L&quot;);&quot;.F.&quot;;IF(EXACT([.D213];&quot;M&quot;);&quot;''&quot;;&quot;ERROR&quot;)))))" office:value-type="float" office:value="0" calcext:value-type="float">
            <text:p>0</text:p>
          </table:table-cell>
          <table:table-cell table:style-name="ce4" table:formula="of:=CONCATENATE([.K213];&quot; = &quot;;[.L213])" office:value-type="string" office:string-value="nDiscAmt = 0" calcext:value-type="string">
            <text:p>nDiscAmt = 0</text:p>
          </table:table-cell>
          <table:table-cell table:style-name="ce4" table:formula="of:=CONCATENATE(&quot;    &quot;;[.M213])" office:value-type="string" office:string-value="    nDiscAmt = 0" calcext:value-type="string">
            <text:p><text:s text:c="4"/>nDiscAmt = 0</text:p>
          </table:table-cell>
          <table:table-cell table:style-name="ce4" table:formula="of:=CONCATENATE(&quot;            .&quot;;[.K213];&quot; = &quot;;[.C213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string" calcext:value-type="string">
            <text:p>descuent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1" table:formula="of:=CONCATENATE(&quot;        &quot;;[.C214];&quot; &quot;;[.D214];&quot;(&quot;;[.E214];IF(EXACT([.F214];&quot;&quot;);&quot;&quot;;CONCATENATE(&quot;,&quot;;[.F214]));&quot;), ;&quot;)" office:value-type="string" office:string-value="        descuento N(8,4), ;" calcext:value-type="string">
            <text:p><text:s text:c="8"/>descuento N(8,4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Discount</text:p>
          </table:table-cell>
          <table:table-cell table:style-name="ce4" table:formula="of:=CONCATENATE(LOWER([.D214]);[.J214])" office:value-type="string" office:string-value="nDiscount" calcext:value-type="string">
            <text:p>nDiscount</text:p>
          </table:table-cell>
          <table:table-cell table:style-name="ce8" table:formula="of:=IF(EXACT([.D214];&quot;N&quot;);0;IF(EXACT([.D214];&quot;C&quot;);&quot;''&quot;;IF(EXACT([.D214];&quot;D&quot;);&quot;{}&quot;;IF(EXACT([.D214];&quot;L&quot;);&quot;.F.&quot;;IF(EXACT([.D214];&quot;M&quot;);&quot;''&quot;;&quot;ERROR&quot;)))))" office:value-type="float" office:value="0" calcext:value-type="float">
            <text:p>0</text:p>
          </table:table-cell>
          <table:table-cell table:style-name="ce4" table:formula="of:=CONCATENATE([.K214];&quot; = &quot;;[.L214])" office:value-type="string" office:string-value="nDiscount = 0" calcext:value-type="string">
            <text:p>nDiscount = 0</text:p>
          </table:table-cell>
          <table:table-cell table:style-name="ce4" table:formula="of:=CONCATENATE(&quot;    &quot;;[.M214])" office:value-type="string" office:string-value="    nDiscount = 0" calcext:value-type="string">
            <text:p><text:s text:c="4"/>nDiscount = 0</text:p>
          </table:table-cell>
          <table:table-cell table:style-name="ce4" table:formula="of:=CONCATENATE(&quot;            .&quot;;[.K214];&quot; = &quot;;[.C214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string" calcext:value-type="string">
            <text:p>monto_fact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215];&quot; &quot;;[.D215];&quot;(&quot;;[.E215];IF(EXACT([.F215];&quot;&quot;);&quot;&quot;;CONCATENATE(&quot;,&quot;;[.F215]));&quot;), ;&quot;)" office:value-type="string" office:string-value="        monto_fact N(12,2), ;" calcext:value-type="string">
            <text:p><text:s text:c="8"/>monto_fact N(12,2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InvoiceAmt</text:p>
          </table:table-cell>
          <table:table-cell table:style-name="ce4" table:formula="of:=CONCATENATE(LOWER([.D215]);[.J215])" office:value-type="string" office:string-value="nInvoiceAmt" calcext:value-type="string">
            <text:p>nInvoiceAmt</text:p>
          </table:table-cell>
          <table:table-cell table:style-name="ce8" table:formula="of:=IF(EXACT([.D215];&quot;N&quot;);0;IF(EXACT([.D215];&quot;C&quot;);&quot;''&quot;;IF(EXACT([.D215];&quot;D&quot;);&quot;{}&quot;;IF(EXACT([.D215];&quot;L&quot;);&quot;.F.&quot;;IF(EXACT([.D215];&quot;M&quot;);&quot;''&quot;;&quot;ERROR&quot;)))))" office:value-type="float" office:value="0" calcext:value-type="float">
            <text:p>0</text:p>
          </table:table-cell>
          <table:table-cell table:style-name="ce4" table:formula="of:=CONCATENATE([.K215];&quot; = &quot;;[.L215])" office:value-type="string" office:string-value="nInvoiceAmt = 0" calcext:value-type="string">
            <text:p>nInvoiceAmt = 0</text:p>
          </table:table-cell>
          <table:table-cell table:style-name="ce4" table:formula="of:=CONCATENATE(&quot;    &quot;;[.M215])" office:value-type="string" office:string-value="    nInvoiceAmt = 0" calcext:value-type="string">
            <text:p><text:s text:c="4"/>nInvoiceAmt = 0</text:p>
          </table:table-cell>
          <table:table-cell table:style-name="ce4" table:formula="of:=CONCATENATE(&quot;            .&quot;;[.K215];&quot; = &quot;;[.C215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string" calcext:value-type="string">
            <text:p>monto_ndeb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216];&quot; &quot;;[.D216];&quot;(&quot;;[.E216];IF(EXACT([.F216];&quot;&quot;);&quot;&quot;;CONCATENATE(&quot;,&quot;;[.F216]));&quot;), ;&quot;)" office:value-type="string" office:string-value="        monto_ndeb N(12,2), ;" calcext:value-type="string">
            <text:p><text:s text:c="8"/>monto_ndeb N(12,2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DebMemoAmt</text:p>
          </table:table-cell>
          <table:table-cell table:style-name="ce4" table:formula="of:=CONCATENATE(LOWER([.D216]);[.J216])" office:value-type="string" office:string-value="nDebMemoAmt" calcext:value-type="string">
            <text:p>nDebMemoAmt</text:p>
          </table:table-cell>
          <table:table-cell table:style-name="ce8" table:formula="of:=IF(EXACT([.D216];&quot;N&quot;);0;IF(EXACT([.D216];&quot;C&quot;);&quot;''&quot;;IF(EXACT([.D216];&quot;D&quot;);&quot;{}&quot;;IF(EXACT([.D216];&quot;L&quot;);&quot;.F.&quot;;IF(EXACT([.D216];&quot;M&quot;);&quot;''&quot;;&quot;ERROR&quot;)))))" office:value-type="float" office:value="0" calcext:value-type="float">
            <text:p>0</text:p>
          </table:table-cell>
          <table:table-cell table:style-name="ce4" table:formula="of:=CONCATENATE([.K216];&quot; = &quot;;[.L216])" office:value-type="string" office:string-value="nDebMemoAmt = 0" calcext:value-type="string">
            <text:p>nDebMemoAmt = 0</text:p>
          </table:table-cell>
          <table:table-cell table:style-name="ce4" table:formula="of:=CONCATENATE(&quot;    &quot;;[.M216])" office:value-type="string" office:string-value="    nDebMemoAmt = 0" calcext:value-type="string">
            <text:p><text:s text:c="4"/>nDebMemoAmt = 0</text:p>
          </table:table-cell>
          <table:table-cell table:style-name="ce4" table:formula="of:=CONCATENATE(&quot;            .&quot;;[.K216];&quot; = &quot;;[.C216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string" calcext:value-type="string">
            <text:p>monto_nc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217];&quot; &quot;;[.D217];&quot;(&quot;;[.E217];IF(EXACT([.F217];&quot;&quot;);&quot;&quot;;CONCATENATE(&quot;,&quot;;[.F217]));&quot;), ;&quot;)" office:value-type="string" office:string-value="        monto_ncre N(12,2), ;" calcext:value-type="string">
            <text:p><text:s text:c="8"/>monto_ncre N(12,2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CreMemoAmt</text:p>
          </table:table-cell>
          <table:table-cell table:style-name="ce4" table:formula="of:=CONCATENATE(LOWER([.D217]);[.J217])" office:value-type="string" office:string-value="nCreMemoAmt" calcext:value-type="string">
            <text:p>nCreMemoAmt</text:p>
          </table:table-cell>
          <table:table-cell table:style-name="ce8" table:formula="of:=IF(EXACT([.D217];&quot;N&quot;);0;IF(EXACT([.D217];&quot;C&quot;);&quot;''&quot;;IF(EXACT([.D217];&quot;D&quot;);&quot;{}&quot;;IF(EXACT([.D217];&quot;L&quot;);&quot;.F.&quot;;IF(EXACT([.D217];&quot;M&quot;);&quot;''&quot;;&quot;ERROR&quot;)))))" office:value-type="float" office:value="0" calcext:value-type="float">
            <text:p>0</text:p>
          </table:table-cell>
          <table:table-cell table:style-name="ce4" table:formula="of:=CONCATENATE([.K217];&quot; = &quot;;[.L217])" office:value-type="string" office:string-value="nCreMemoAmt = 0" calcext:value-type="string">
            <text:p>nCreMemoAmt = 0</text:p>
          </table:table-cell>
          <table:table-cell table:style-name="ce4" table:formula="of:=CONCATENATE(&quot;    &quot;;[.M217])" office:value-type="string" office:string-value="    nCreMemoAmt = 0" calcext:value-type="string">
            <text:p><text:s text:c="4"/>nCreMemoAmt = 0</text:p>
          </table:table-cell>
          <table:table-cell table:style-name="ce4" table:formula="of:=CONCATENATE(&quot;            .&quot;;[.K217];&quot; = &quot;;[.C217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string" calcext:value-type="string">
            <text:p>monto_pago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formula="of:=CONCATENATE(&quot;        &quot;;[.C218];&quot; &quot;;[.D218];&quot;(&quot;;[.E218];IF(EXACT([.F218];&quot;&quot;);&quot;&quot;;CONCATENATE(&quot;,&quot;;[.F218]));&quot;), ;&quot;)" office:value-type="string" office:string-value="        monto_pago N(12,2), ;" calcext:value-type="string">
            <text:p><text:s text:c="8"/>monto_pago N(12,2), ;</text:p>
          </table:table-cell>
          <table:table-cell table:style-name="ce8" office:value-type="string" calcext:value-type="string">
            <text:p>purchase</text:p>
          </table:table-cell>
          <table:table-cell office:value-type="string" calcext:value-type="string">
            <text:p>PaymentAmt</text:p>
          </table:table-cell>
          <table:table-cell table:style-name="ce4" table:formula="of:=CONCATENATE(LOWER([.D218]);[.J218])" office:value-type="string" office:string-value="nPaymentAmt" calcext:value-type="string">
            <text:p>nPaymentAmt</text:p>
          </table:table-cell>
          <table:table-cell table:style-name="ce8" table:formula="of:=IF(EXACT([.D218];&quot;N&quot;);0;IF(EXACT([.D218];&quot;C&quot;);&quot;''&quot;;IF(EXACT([.D218];&quot;D&quot;);&quot;{}&quot;;IF(EXACT([.D218];&quot;L&quot;);&quot;.F.&quot;;IF(EXACT([.D218];&quot;M&quot;);&quot;''&quot;;&quot;ERROR&quot;)))))" office:value-type="float" office:value="0" calcext:value-type="float">
            <text:p>0</text:p>
          </table:table-cell>
          <table:table-cell table:style-name="ce4" table:formula="of:=CONCATENATE([.K218];&quot; = &quot;;[.L218])" office:value-type="string" office:string-value="nPaymentAmt = 0" calcext:value-type="string">
            <text:p>nPaymentAmt = 0</text:p>
          </table:table-cell>
          <table:table-cell table:style-name="ce4" table:formula="of:=CONCATENATE(&quot;    &quot;;[.M218])" office:value-type="string" office:string-value="    nPaymentAmt = 0" calcext:value-type="string">
            <text:p><text:s text:c="4"/>nPaymentAmt = 0</text:p>
          </table:table-cell>
          <table:table-cell table:style-name="ce4" table:formula="of:=CONCATENATE(&quot;            .&quot;;[.K218];&quot; = &quot;;[.C218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string" calcext:value-type="string">
            <text:p>consignaci</text:p>
          </table:table-cell>
          <table:table-cell table:style-name="ce4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11" table:formula="of:=CONCATENATE(&quot;        &quot;;[.C219];&quot; &quot;;[.D219];&quot;(&quot;;[.E219];IF(EXACT([.F219];&quot;&quot;);&quot;&quot;;CONCATENATE(&quot;,&quot;;[.F219]));&quot;), ;&quot;)" office:value-type="string" office:string-value="        consignaci L(1), ;" calcext:value-type="string">
            <text:p><text:s text:c="8"/>consignaci L(1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Consignmen</text:p>
          </table:table-cell>
          <table:table-cell table:style-name="ce4" table:formula="of:=CONCATENATE(LOWER([.D219]);[.J219])" office:value-type="string" office:string-value="lConsignmen" calcext:value-type="string">
            <text:p>lConsignmen</text:p>
          </table:table-cell>
          <table:table-cell table:style-name="ce8" table:formula="of:=IF(EXACT([.D219];&quot;N&quot;);0;IF(EXACT([.D219];&quot;C&quot;);&quot;''&quot;;IF(EXACT([.D219];&quot;D&quot;);&quot;{}&quot;;IF(EXACT([.D219];&quot;L&quot;);&quot;.F.&quot;;IF(EXACT([.D219];&quot;M&quot;);&quot;''&quot;;&quot;ERROR&quot;)))))" office:value-type="string" office:string-value=".F." calcext:value-type="string">
            <text:p>.F.</text:p>
          </table:table-cell>
          <table:table-cell table:style-name="ce4" table:formula="of:=CONCATENATE([.K219];&quot; = &quot;;[.L219])" office:value-type="string" office:string-value="lConsignmen = .F." calcext:value-type="string">
            <text:p>lConsignmen = .F.</text:p>
          </table:table-cell>
          <table:table-cell table:style-name="ce4" table:formula="of:=CONCATENATE(&quot;    &quot;;[.M219])" office:value-type="string" office:string-value="    lConsignmen = .F." calcext:value-type="string">
            <text:p><text:s text:c="4"/>lConsignmen = .F.</text:p>
          </table:table-cell>
          <table:table-cell table:style-name="ce4" table:formula="of:=CONCATENATE(&quot;            .&quot;;[.K219];&quot; = &quot;;[.C219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4" office:value-type="string" calcext:value-type="string">
            <text:p>cabecomp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id_loc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8"/>
          <table:table-cell table:style-name="ce11" table:formula="of:=CONCATENATE(&quot;        &quot;;[.C220];&quot; &quot;;[.D220];&quot;(&quot;;[.E220];IF(EXACT([.F220];&quot;&quot;);&quot;&quot;;CONCATENATE(&quot;,&quot;;[.F220]));&quot;), ;&quot;)" office:value-type="string" office:string-value="        id_local N(2), ;" calcext:value-type="string">
            <text:p><text:s text:c="8"/>id_local N(2), ;</text:p>
          </table:table-cell>
          <table:table-cell table:style-name="ce8" office:value-type="string" calcext:value-type="string">
            <text:p>purchase</text:p>
          </table:table-cell>
          <table:table-cell table:style-name="ce4" office:value-type="string" calcext:value-type="string">
            <text:p>Branch</text:p>
          </table:table-cell>
          <table:table-cell table:style-name="ce4" table:formula="of:=CONCATENATE(LOWER([.D220]);[.J220])" office:value-type="string" office:string-value="nBranch" calcext:value-type="string">
            <text:p>nBranch</text:p>
          </table:table-cell>
          <table:table-cell table:style-name="ce8" table:formula="of:=IF(EXACT([.D220];&quot;N&quot;);0;IF(EXACT([.D220];&quot;C&quot;);&quot;''&quot;;IF(EXACT([.D220];&quot;D&quot;);&quot;{}&quot;;IF(EXACT([.D220];&quot;L&quot;);&quot;.F.&quot;;IF(EXACT([.D220];&quot;M&quot;);&quot;''&quot;;&quot;ERROR&quot;)))))" office:value-type="float" office:value="0" calcext:value-type="float">
            <text:p>0</text:p>
          </table:table-cell>
          <table:table-cell table:style-name="ce4" table:formula="of:=CONCATENATE([.K220];&quot; = &quot;;[.L220])" office:value-type="string" office:string-value="nBranch = 0" calcext:value-type="string">
            <text:p>nBranch = 0</text:p>
          </table:table-cell>
          <table:table-cell table:style-name="ce4" table:formula="of:=CONCATENATE(&quot;    &quot;;[.M220])" office:value-type="string" office:string-value="    nBranch = 0" calcext:value-type="string">
            <text:p><text:s text:c="4"/>nBranch = 0</text:p>
          </table:table-cell>
          <table:table-cell table:style-name="ce4" table:formula="of:=CONCATENATE(&quot;            .&quot;;[.K220];&quot; = &quot;;[.C220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9"/>
          <table:table-cell table:style-name="ce4"/>
          <table:table-cell table:number-columns-repeated="5"/>
        </table:table-row>
        <table:table-row table:style-name="ro1" table:number-rows-repeated="10483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21:02:40.2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21T21:54:31.647000000</dc:date>
    <meta:editing-duration>PT9H59M12S</meta:editing-duration>
    <meta:editing-cycles>33</meta:editing-cycles>
    <meta:generator>LibreOffice/7.6.2.1$Windows_x86 LibreOffice_project/56f7684011345957bbf33a7ee678afaf4d2ba333</meta:generator>
    <meta:document-statistic meta:table-count="1" meta:cell-count="2156" meta:object-count="0"/>
  </office:meta>
</office:document-meta>
</file>